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65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8118in"/>
    </style:style>
    <style:style style:name="co4" style:family="table-column">
      <style:table-column-properties fo:break-before="auto" style:column-width="1.2327in"/>
    </style:style>
    <style:style style:name="co5" style:family="table-column">
      <style:table-column-properties fo:break-before="auto" style:column-width="1.2862in"/>
    </style:style>
    <style:style style:name="co6" style:family="table-column">
      <style:table-column-properties fo:break-before="auto" style:column-width="1.6835in"/>
    </style:style>
    <style:style style:name="co7" style:family="table-column">
      <style:table-column-properties fo:break-before="auto" style:column-width="1.6508in"/>
    </style:style>
    <style:style style:name="co8" style:family="table-column">
      <style:table-column-properties fo:break-before="auto" style:column-width="2.4228in"/>
    </style:style>
    <style:style style:name="co9" style:family="table-column">
      <style:table-column-properties fo:break-before="auto" style:column-width="2.1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color="#000000"/>
    </style:style>
    <style:style style:name="ce1" style:family="table-cell" style:parent-style-name="Default">
      <style:text-properties fo:color="#c9211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w-values" table:style-name="ta1">
        <table:table-column table:style-name="co1" table:number-columns-repeated="6" table:default-cell-style-name="Default"/>
        <table:table-column table:style-name="co1" table:number-columns-repeated="3" table:default-cell-style-name="ce1"/>
        <table:table-column table:style-name="co1" table:number-columns-repeated="55" table:default-cell-style-name="Default"/>
        <table:table-column table:style-name="co2" table:number-columns-repeated="960" table:default-cell-style-name="Default"/>
        <table:table-row table:style-name="ro1">
          <table:table-cell table:style-name="ce4" office:value-type="string" calcext:value-type="string">
            <text:p>GC</text:p>
          </table:table-cell>
          <table:table-cell table:style-name="ce4" office:value-type="string" calcext:value-type="string">
            <text:p>Classes</text:p>
          </table:table-cell>
          <table:table-cell table:style-name="ce4" office:value-type="string" calcext:value-type="string">
            <text:p>22-bit-flat</text:p>
          </table:table-cell>
          <table:table-cell table:style-name="ce4" office:value-type="string" calcext:value-type="string">
            <text:p>26-bit</text:p>
          </table:table-cell>
          <table:table-cell table:style-name="ce4" office:value-type="string" calcext:value-type="string">
            <text:p>22-bit-Klasstable</text:p>
          </table:table-cell>
          <table:table-cell table:style-name="ce4" office:value-type="string" calcext:value-type="string">
            <text:p>22-bit-uneven-align</text:p>
          </table:table-cell>
          <table:table-cell office:value-type="string" calcext:value-type="string">
            <text:p>26-bit to 22-bit</text:p>
          </table:table-cell>
          <table:table-cell office:value-type="string" calcext:value-type="string">
            <text:p>22-bit-KlassTable to 22-bit</text:p>
          </table:table-cell>
          <table:table-cell office:value-type="string" calcext:value-type="string">
            <text:p>22-bit-uneven-align to 22-bit</text:p>
          </table:table-cell>
          <table:table-cell table:style-name="ce4" table:number-columns-repeated="1015"/>
        </table:table-row>
        <table:table-row table:style-name="ro1">
          <table:table-cell office:value-type="string" calcext:value-type="string">
            <text:p>-XX:+UseG1GC</text:p>
          </table:table-cell>
          <table:table-cell office:value-type="float" office:value="512" calcext:value-type="float">
            <text:p>512</text:p>
          </table:table-cell>
          <table:table-cell office:value-type="float" office:value="37759.68" calcext:value-type="float">
            <text:p>37759.68</text:p>
          </table:table-cell>
          <table:table-cell office:value-type="float" office:value="33543.063" calcext:value-type="float">
            <text:p>33543.063</text:p>
          </table:table-cell>
          <table:table-cell office:value-type="float" office:value="32730.353" calcext:value-type="float">
            <text:p>32730.353</text:p>
          </table:table-cell>
          <table:table-cell office:value-type="float" office:value="34393.946" calcext:value-type="float">
            <text:p>34393.946</text:p>
          </table:table-cell>
          <table:table-cell table:formula="of:=ROUND((([.D2]*100)/[.C2]); 2)" office:value-type="float" office:value="88.83" calcext:value-type="float">
            <text:p>88.83</text:p>
          </table:table-cell>
          <table:table-cell table:formula="of:=ROUND((([.E2]*100)/[.C2]); 2)" office:value-type="float" office:value="86.68" calcext:value-type="float">
            <text:p>86.68</text:p>
          </table:table-cell>
          <table:table-cell table:formula="of:=ROUND((([.F2]*100)/[.C2]); 2)" office:value-type="float" office:value="91.09" calcext:value-type="float">
            <text:p>91.0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-XX:+UseG1GC</text:p>
          </table:table-cell>
          <table:table-cell office:value-type="float" office:value="1024" calcext:value-type="float">
            <text:p>1024</text:p>
          </table:table-cell>
          <table:table-cell office:value-type="float" office:value="49300.141" calcext:value-type="float">
            <text:p>49300.141</text:p>
          </table:table-cell>
          <table:table-cell office:value-type="float" office:value="36032.046" calcext:value-type="float">
            <text:p>36032.046</text:p>
          </table:table-cell>
          <table:table-cell office:value-type="float" office:value="37191.1" calcext:value-type="float">
            <text:p>37191.1</text:p>
          </table:table-cell>
          <table:table-cell office:value-type="float" office:value="36639.937" calcext:value-type="float">
            <text:p>36639.937</text:p>
          </table:table-cell>
          <table:table-cell table:formula="of:=ROUND((([.D3]*100)/[.C3]); 2)" office:value-type="float" office:value="73.09" calcext:value-type="float">
            <text:p>73.09</text:p>
          </table:table-cell>
          <table:table-cell table:formula="of:=ROUND((([.E3]*100)/[.C3]); 2)" office:value-type="float" office:value="75.44" calcext:value-type="float">
            <text:p>75.44</text:p>
          </table:table-cell>
          <table:table-cell table:formula="of:=ROUND((([.F3]*100)/[.C3]); 2)" office:value-type="float" office:value="74.32" calcext:value-type="float">
            <text:p>74.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-XX:+UseG1GC</text:p>
          </table:table-cell>
          <table:table-cell office:value-type="float" office:value="2048" calcext:value-type="float">
            <text:p>2048</text:p>
          </table:table-cell>
          <table:table-cell office:value-type="float" office:value="54550.96" calcext:value-type="float">
            <text:p>54550.96</text:p>
          </table:table-cell>
          <table:table-cell office:value-type="float" office:value="42748.761" calcext:value-type="float">
            <text:p>42748.761</text:p>
          </table:table-cell>
          <table:table-cell office:value-type="float" office:value="45528.677" calcext:value-type="float">
            <text:p>45528.677</text:p>
          </table:table-cell>
          <table:table-cell office:value-type="float" office:value="41209.746" calcext:value-type="float">
            <text:p>41209.746</text:p>
          </table:table-cell>
          <table:table-cell table:formula="of:=ROUND((([.D4]*100)/[.C4]); 2)" office:value-type="float" office:value="78.36" calcext:value-type="float">
            <text:p>78.36</text:p>
          </table:table-cell>
          <table:table-cell table:formula="of:=ROUND((([.E4]*100)/[.C4]); 2)" office:value-type="float" office:value="83.46" calcext:value-type="float">
            <text:p>83.46</text:p>
          </table:table-cell>
          <table:table-cell table:formula="of:=ROUND((([.F4]*100)/[.C4]); 2)" office:value-type="float" office:value="75.54" calcext:value-type="float">
            <text:p>75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-XX:+UseG1GC</text:p>
          </table:table-cell>
          <table:table-cell office:value-type="float" office:value="4096" calcext:value-type="float">
            <text:p>4096</text:p>
          </table:table-cell>
          <table:table-cell office:value-type="float" office:value="59684.789" calcext:value-type="float">
            <text:p>59684.789</text:p>
          </table:table-cell>
          <table:table-cell office:value-type="float" office:value="50151.833" calcext:value-type="float">
            <text:p>50151.833</text:p>
          </table:table-cell>
          <table:table-cell office:value-type="float" office:value="53975.162" calcext:value-type="float">
            <text:p>53975.162</text:p>
          </table:table-cell>
          <table:table-cell office:value-type="float" office:value="49861.255" calcext:value-type="float">
            <text:p>49861.255</text:p>
          </table:table-cell>
          <table:table-cell table:formula="of:=ROUND((([.D5]*100)/[.C5]); 2)" office:value-type="float" office:value="84.03" calcext:value-type="float">
            <text:p>84.03</text:p>
          </table:table-cell>
          <table:table-cell table:formula="of:=ROUND((([.E5]*100)/[.C5]); 2)" office:value-type="float" office:value="90.43" calcext:value-type="float">
            <text:p>90.43</text:p>
          </table:table-cell>
          <table:table-cell table:formula="of:=ROUND((([.F5]*100)/[.C5]); 2)" office:value-type="float" office:value="83.54" calcext:value-type="float">
            <text:p>83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-XX:+UseG1GC</text:p>
          </table:table-cell>
          <table:table-cell office:value-type="float" office:value="8192" calcext:value-type="float">
            <text:p>8192</text:p>
          </table:table-cell>
          <table:table-cell office:value-type="float" office:value="62697.799" calcext:value-type="float">
            <text:p>62697.799</text:p>
          </table:table-cell>
          <table:table-cell office:value-type="float" office:value="55948.724" calcext:value-type="float">
            <text:p>55948.724</text:p>
          </table:table-cell>
          <table:table-cell office:value-type="float" office:value="65088.635" calcext:value-type="float">
            <text:p>65088.635</text:p>
          </table:table-cell>
          <table:table-cell office:value-type="float" office:value="58083.578" calcext:value-type="float">
            <text:p>58083.578</text:p>
          </table:table-cell>
          <table:table-cell table:formula="of:=ROUND((([.D6]*100)/[.C6]); 2)" office:value-type="float" office:value="89.24" calcext:value-type="float">
            <text:p>89.24</text:p>
          </table:table-cell>
          <table:table-cell table:formula="of:=ROUND((([.E6]*100)/[.C6]); 2)" office:value-type="float" office:value="103.81" calcext:value-type="float">
            <text:p>103.81</text:p>
          </table:table-cell>
          <table:table-cell table:formula="of:=ROUND((([.F6]*100)/[.C6]); 2)" office:value-type="float" office:value="92.64" calcext:value-type="float">
            <text:p>92.6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-XX:+UseG1GC</text:p>
          </table:table-cell>
          <table:table-cell office:value-type="float" office:value="16384" calcext:value-type="float">
            <text:p>16384</text:p>
          </table:table-cell>
          <table:table-cell office:value-type="float" office:value="86827.051" calcext:value-type="float">
            <text:p>86827.051</text:p>
          </table:table-cell>
          <table:table-cell office:value-type="float" office:value="61288.54" calcext:value-type="float">
            <text:p>61288.54</text:p>
          </table:table-cell>
          <table:table-cell office:value-type="float" office:value="82189.051" calcext:value-type="float">
            <text:p>82189.051</text:p>
          </table:table-cell>
          <table:table-cell office:value-type="float" office:value="68467.882" calcext:value-type="float">
            <text:p>68467.882</text:p>
          </table:table-cell>
          <table:table-cell table:formula="of:=ROUND((([.D7]*100)/[.C7]); 2)" office:value-type="float" office:value="70.59" calcext:value-type="float">
            <text:p>70.59</text:p>
          </table:table-cell>
          <table:table-cell table:formula="of:=ROUND((([.E7]*100)/[.C7]); 2)" office:value-type="float" office:value="94.66" calcext:value-type="float">
            <text:p>94.66</text:p>
          </table:table-cell>
          <table:table-cell table:formula="of:=ROUND((([.F7]*100)/[.C7]); 2)" office:value-type="float" office:value="78.86" calcext:value-type="float">
            <text:p>78.8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-XX:+UseParallelGC</text:p>
          </table:table-cell>
          <table:table-cell office:value-type="float" office:value="512" calcext:value-type="float">
            <text:p>512</text:p>
          </table:table-cell>
          <table:table-cell office:value-type="float" office:value="74064.939" calcext:value-type="float">
            <text:p>74064.939</text:p>
          </table:table-cell>
          <table:table-cell office:value-type="float" office:value="70542.251" calcext:value-type="float">
            <text:p>70542.251</text:p>
          </table:table-cell>
          <table:table-cell office:value-type="float" office:value="67758.229" calcext:value-type="float">
            <text:p>67758.229</text:p>
          </table:table-cell>
          <table:table-cell office:value-type="float" office:value="70019.948" calcext:value-type="float">
            <text:p>70019.948</text:p>
          </table:table-cell>
          <table:table-cell table:formula="of:=ROUND((([.D9]*100)/[.C9]); 2)" office:value-type="float" office:value="95.24" calcext:value-type="float">
            <text:p>95.24</text:p>
          </table:table-cell>
          <table:table-cell table:formula="of:=ROUND((([.E9]*100)/[.C9]); 2)" office:value-type="float" office:value="91.48" calcext:value-type="float">
            <text:p>91.48</text:p>
          </table:table-cell>
          <table:table-cell table:formula="of:=ROUND((([.F9]*100)/[.C9]); 2)" office:value-type="float" office:value="94.54" calcext:value-type="float">
            <text:p>94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-XX:+UseParallelGC</text:p>
          </table:table-cell>
          <table:table-cell office:value-type="float" office:value="1024" calcext:value-type="float">
            <text:p>1024</text:p>
          </table:table-cell>
          <table:table-cell office:value-type="float" office:value="79292.105" calcext:value-type="float">
            <text:p>79292.105</text:p>
          </table:table-cell>
          <table:table-cell office:value-type="float" office:value="72247.997" calcext:value-type="float">
            <text:p>72247.997</text:p>
          </table:table-cell>
          <table:table-cell office:value-type="float" office:value="70416.071" calcext:value-type="float">
            <text:p>70416.071</text:p>
          </table:table-cell>
          <table:table-cell office:value-type="float" office:value="72124.985" calcext:value-type="float">
            <text:p>72124.985</text:p>
          </table:table-cell>
          <table:table-cell table:formula="of:=ROUND((([.D10]*100)/[.C10]); 2)" office:value-type="float" office:value="91.12" calcext:value-type="float">
            <text:p>91.12</text:p>
          </table:table-cell>
          <table:table-cell table:formula="of:=ROUND((([.E10]*100)/[.C10]); 2)" office:value-type="float" office:value="88.81" calcext:value-type="float">
            <text:p>88.81</text:p>
          </table:table-cell>
          <table:table-cell table:formula="of:=ROUND((([.F10]*100)/[.C10]); 2)" office:value-type="float" office:value="90.96" calcext:value-type="float">
            <text:p>90.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-XX:+UseParallelGC</text:p>
          </table:table-cell>
          <table:table-cell office:value-type="float" office:value="2048" calcext:value-type="float">
            <text:p>2048</text:p>
          </table:table-cell>
          <table:table-cell office:value-type="float" office:value="84509.822" calcext:value-type="float">
            <text:p>84509.822</text:p>
          </table:table-cell>
          <table:table-cell office:value-type="float" office:value="75873.374" calcext:value-type="float">
            <text:p>75873.374</text:p>
          </table:table-cell>
          <table:table-cell office:value-type="float" office:value="78765.036" calcext:value-type="float">
            <text:p>78765.036</text:p>
          </table:table-cell>
          <table:table-cell office:value-type="float" office:value="78531.498" calcext:value-type="float">
            <text:p>78531.498</text:p>
          </table:table-cell>
          <table:table-cell table:formula="of:=ROUND((([.D11]*100)/[.C11]); 2)" office:value-type="float" office:value="89.78" calcext:value-type="float">
            <text:p>89.78</text:p>
          </table:table-cell>
          <table:table-cell table:formula="of:=ROUND((([.E11]*100)/[.C11]); 2)" office:value-type="float" office:value="93.2" calcext:value-type="float">
            <text:p>93.2</text:p>
          </table:table-cell>
          <table:table-cell table:formula="of:=ROUND((([.F11]*100)/[.C11]); 2)" office:value-type="float" office:value="92.93" calcext:value-type="float">
            <text:p>92.9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-XX:+UseParallelGC</text:p>
          </table:table-cell>
          <table:table-cell office:value-type="float" office:value="4096" calcext:value-type="float">
            <text:p>4096</text:p>
          </table:table-cell>
          <table:table-cell office:value-type="float" office:value="100344.944" calcext:value-type="float">
            <text:p>100344.944</text:p>
          </table:table-cell>
          <table:table-cell office:value-type="float" office:value="97273.87" calcext:value-type="float">
            <text:p>97273.87</text:p>
          </table:table-cell>
          <table:table-cell office:value-type="float" office:value="95960.716" calcext:value-type="float">
            <text:p>95960.716</text:p>
          </table:table-cell>
          <table:table-cell office:value-type="float" office:value="96941.899" calcext:value-type="float">
            <text:p>96941.899</text:p>
          </table:table-cell>
          <table:table-cell table:formula="of:=ROUND((([.D12]*100)/[.C12]); 2)" office:value-type="float" office:value="96.94" calcext:value-type="float">
            <text:p>96.94</text:p>
          </table:table-cell>
          <table:table-cell table:formula="of:=ROUND((([.E12]*100)/[.C12]); 2)" office:value-type="float" office:value="95.63" calcext:value-type="float">
            <text:p>95.63</text:p>
          </table:table-cell>
          <table:table-cell table:formula="of:=ROUND((([.F12]*100)/[.C12]); 2)" office:value-type="float" office:value="96.61" calcext:value-type="float">
            <text:p>96.6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-XX:+UseParallelGC</text:p>
          </table:table-cell>
          <table:table-cell office:value-type="float" office:value="8192" calcext:value-type="float">
            <text:p>8192</text:p>
          </table:table-cell>
          <table:table-cell office:value-type="float" office:value="91390.748" calcext:value-type="float">
            <text:p>91390.748</text:p>
          </table:table-cell>
          <table:table-cell office:value-type="float" office:value="90030.719" calcext:value-type="float">
            <text:p>90030.719</text:p>
          </table:table-cell>
          <table:table-cell office:value-type="float" office:value="90268.744" calcext:value-type="float">
            <text:p>90268.744</text:p>
          </table:table-cell>
          <table:table-cell office:value-type="float" office:value="90358.76" calcext:value-type="float">
            <text:p>90358.76</text:p>
          </table:table-cell>
          <table:table-cell table:formula="of:=ROUND((([.D13]*100)/[.C13]); 2)" office:value-type="float" office:value="98.51" calcext:value-type="float">
            <text:p>98.51</text:p>
          </table:table-cell>
          <table:table-cell table:formula="of:=ROUND((([.E13]*100)/[.C13]); 2)" office:value-type="float" office:value="98.77" calcext:value-type="float">
            <text:p>98.77</text:p>
          </table:table-cell>
          <table:table-cell table:formula="of:=ROUND((([.F13]*100)/[.C13]); 2)" office:value-type="float" office:value="98.87" calcext:value-type="float">
            <text:p>98.8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-XX:+UseParallelGC</text:p>
          </table:table-cell>
          <table:table-cell office:value-type="float" office:value="16384" calcext:value-type="float">
            <text:p>16384</text:p>
          </table:table-cell>
          <table:table-cell office:value-type="float" office:value="76037.342" calcext:value-type="float">
            <text:p>76037.342</text:p>
          </table:table-cell>
          <table:table-cell office:value-type="float" office:value="65672.584" calcext:value-type="float">
            <text:p>65672.584</text:p>
          </table:table-cell>
          <table:table-cell office:value-type="float" office:value="71982.781" calcext:value-type="float">
            <text:p>71982.781</text:p>
          </table:table-cell>
          <table:table-cell office:value-type="float" office:value="67513.834" calcext:value-type="float">
            <text:p>67513.834</text:p>
          </table:table-cell>
          <table:table-cell table:formula="of:=ROUND((([.D14]*100)/[.C14]); 2)" office:value-type="float" office:value="86.37" calcext:value-type="float">
            <text:p>86.37</text:p>
          </table:table-cell>
          <table:table-cell table:formula="of:=ROUND((([.E14]*100)/[.C14]); 2)" office:value-type="float" office:value="94.67" calcext:value-type="float">
            <text:p>94.67</text:p>
          </table:table-cell>
          <table:table-cell table:formula="of:=ROUND((([.F14]*100)/[.C14]); 2)" office:value-type="float" office:value="88.79" calcext:value-type="float">
            <text:p>88.79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-XX:+UseSerialGC</text:p>
          </table:table-cell>
          <table:table-cell office:value-type="float" office:value="512" calcext:value-type="float">
            <text:p>512</text:p>
          </table:table-cell>
          <table:table-cell office:value-type="float" office:value="217390.588" calcext:value-type="float">
            <text:p>217390.588</text:p>
          </table:table-cell>
          <table:table-cell office:value-type="float" office:value="196823.74" calcext:value-type="float">
            <text:p>196823.74</text:p>
          </table:table-cell>
          <table:table-cell office:value-type="float" office:value="219525.767" calcext:value-type="float">
            <text:p>219525.767</text:p>
          </table:table-cell>
          <table:table-cell office:value-type="float" office:value="204376.167" calcext:value-type="float">
            <text:p>204376.167</text:p>
          </table:table-cell>
          <table:table-cell table:formula="of:=ROUND((([.D16]*100)/[.C16]); 2)" office:value-type="float" office:value="90.54" calcext:value-type="float">
            <text:p>90.54</text:p>
          </table:table-cell>
          <table:table-cell table:formula="of:=ROUND((([.E16]*100)/[.C16]); 2)" office:value-type="float" office:value="100.98" calcext:value-type="float">
            <text:p>100.98</text:p>
          </table:table-cell>
          <table:table-cell table:formula="of:=ROUND((([.F16]*100)/[.C16]); 2)" office:value-type="float" office:value="94.01" calcext:value-type="float">
            <text:p>94.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-XX:+UseSerialGC</text:p>
          </table:table-cell>
          <table:table-cell office:value-type="float" office:value="1024" calcext:value-type="float">
            <text:p>1024</text:p>
          </table:table-cell>
          <table:table-cell office:value-type="float" office:value="299807.218" calcext:value-type="float">
            <text:p>299807.218</text:p>
          </table:table-cell>
          <table:table-cell office:value-type="float" office:value="210463.354" calcext:value-type="float">
            <text:p>210463.354</text:p>
          </table:table-cell>
          <table:table-cell office:value-type="float" office:value="236903.682" calcext:value-type="float">
            <text:p>236903.682</text:p>
          </table:table-cell>
          <table:table-cell office:value-type="float" office:value="223621.19" calcext:value-type="float">
            <text:p>223621.19</text:p>
          </table:table-cell>
          <table:table-cell table:formula="of:=ROUND((([.D17]*100)/[.C17]); 2)" office:value-type="float" office:value="70.2" calcext:value-type="float">
            <text:p>70.2</text:p>
          </table:table-cell>
          <table:table-cell table:formula="of:=ROUND((([.E17]*100)/[.C17]); 2)" office:value-type="float" office:value="79.02" calcext:value-type="float">
            <text:p>79.02</text:p>
          </table:table-cell>
          <table:table-cell table:formula="of:=ROUND((([.F17]*100)/[.C17]); 2)" office:value-type="float" office:value="74.59" calcext:value-type="float">
            <text:p>74.5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-XX:+UseSerialGC</text:p>
          </table:table-cell>
          <table:table-cell office:value-type="float" office:value="2048" calcext:value-type="float">
            <text:p>2048</text:p>
          </table:table-cell>
          <table:table-cell office:value-type="float" office:value="340434.414" calcext:value-type="float">
            <text:p>340434.414</text:p>
          </table:table-cell>
          <table:table-cell office:value-type="float" office:value="276074.307" calcext:value-type="float">
            <text:p>276074.307</text:p>
          </table:table-cell>
          <table:table-cell office:value-type="float" office:value="305505.567" calcext:value-type="float">
            <text:p>305505.567</text:p>
          </table:table-cell>
          <table:table-cell office:value-type="float" office:value="243525.715" calcext:value-type="float">
            <text:p>243525.715</text:p>
          </table:table-cell>
          <table:table-cell table:formula="of:=ROUND((([.D18]*100)/[.C18]); 2)" office:value-type="float" office:value="81.09" calcext:value-type="float">
            <text:p>81.09</text:p>
          </table:table-cell>
          <table:table-cell table:formula="of:=ROUND((([.E18]*100)/[.C18]); 2)" office:value-type="float" office:value="89.74" calcext:value-type="float">
            <text:p>89.74</text:p>
          </table:table-cell>
          <table:table-cell table:formula="of:=ROUND((([.F18]*100)/[.C18]); 2)" office:value-type="float" office:value="71.53" calcext:value-type="float">
            <text:p>71.5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-XX:+UseSerialGC</text:p>
          </table:table-cell>
          <table:table-cell office:value-type="float" office:value="4096" calcext:value-type="float">
            <text:p>4096</text:p>
          </table:table-cell>
          <table:table-cell office:value-type="float" office:value="319871.332" calcext:value-type="float">
            <text:p>319871.332</text:p>
          </table:table-cell>
          <table:table-cell office:value-type="float" office:value="284919.832" calcext:value-type="float">
            <text:p>284919.832</text:p>
          </table:table-cell>
          <table:table-cell office:value-type="float" office:value="345784.728" calcext:value-type="float">
            <text:p>345784.728</text:p>
          </table:table-cell>
          <table:table-cell office:value-type="float" office:value="291421.01" calcext:value-type="float">
            <text:p>291421.01</text:p>
          </table:table-cell>
          <table:table-cell table:formula="of:=ROUND((([.D19]*100)/[.C19]); 2)" office:value-type="float" office:value="89.07" calcext:value-type="float">
            <text:p>89.07</text:p>
          </table:table-cell>
          <table:table-cell table:formula="of:=ROUND((([.E19]*100)/[.C19]); 2)" office:value-type="float" office:value="108.1" calcext:value-type="float">
            <text:p>108.1</text:p>
          </table:table-cell>
          <table:table-cell table:formula="of:=ROUND((([.F19]*100)/[.C19]); 2)" office:value-type="float" office:value="91.11" calcext:value-type="float">
            <text:p>91.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-XX:+UseSerialGC</text:p>
          </table:table-cell>
          <table:table-cell office:value-type="float" office:value="8192" calcext:value-type="float">
            <text:p>8192</text:p>
          </table:table-cell>
          <table:table-cell office:value-type="float" office:value="374921.748" calcext:value-type="float">
            <text:p>374921.748</text:p>
          </table:table-cell>
          <table:table-cell office:value-type="float" office:value="320935.931" calcext:value-type="float">
            <text:p>320935.931</text:p>
          </table:table-cell>
          <table:table-cell office:value-type="float" office:value="402129.573" calcext:value-type="float">
            <text:p>402129.573</text:p>
          </table:table-cell>
          <table:table-cell office:value-type="float" office:value="332720.037" calcext:value-type="float">
            <text:p>332720.037</text:p>
          </table:table-cell>
          <table:table-cell table:formula="of:=ROUND((([.D20]*100)/[.C20]); 2)" office:value-type="float" office:value="85.6" calcext:value-type="float">
            <text:p>85.6</text:p>
          </table:table-cell>
          <table:table-cell table:formula="of:=ROUND((([.E20]*100)/[.C20]); 2)" office:value-type="float" office:value="107.26" calcext:value-type="float">
            <text:p>107.26</text:p>
          </table:table-cell>
          <table:table-cell table:formula="of:=ROUND((([.F20]*100)/[.C20]); 2)" office:value-type="float" office:value="88.74" calcext:value-type="float">
            <text:p>88.7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-XX:+UseSerialGC</text:p>
          </table:table-cell>
          <table:table-cell office:value-type="float" office:value="16384" calcext:value-type="float">
            <text:p>16384</text:p>
          </table:table-cell>
          <table:table-cell office:value-type="float" office:value="579707.513" calcext:value-type="float">
            <text:p>579707.513</text:p>
          </table:table-cell>
          <table:table-cell office:value-type="float" office:value="361156.056" calcext:value-type="float">
            <text:p>361156.056</text:p>
          </table:table-cell>
          <table:table-cell office:value-type="float" office:value="528566.009" calcext:value-type="float">
            <text:p>528566.009</text:p>
          </table:table-cell>
          <table:table-cell office:value-type="float" office:value="400279.697" calcext:value-type="float">
            <text:p>400279.697</text:p>
          </table:table-cell>
          <table:table-cell table:formula="of:=ROUND((([.D21]*100)/[.C21]); 2)" office:value-type="float" office:value="62.3" calcext:value-type="float">
            <text:p>62.3</text:p>
          </table:table-cell>
          <table:table-cell table:formula="of:=ROUND((([.E21]*100)/[.C21]); 2)" office:value-type="float" office:value="91.18" calcext:value-type="float">
            <text:p>91.18</text:p>
          </table:table-cell>
          <table:table-cell table:formula="of:=ROUND((([.F21]*100)/[.C21]); 2)" office:value-type="float" office:value="69.05" calcext:value-type="float">
            <text:p>69.05</text:p>
          </table:table-cell>
          <table:table-cell table:number-columns-repeated="1015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1GC" table:style-name="ta1">
        <table:shapes>
          <draw:frame draw:z-index="0" draw:name="G1GC, Pause times vs 22-bit CP, Percent (lower is better)_2" draw:style-name="gr1" draw:text-style-name="P1" svg:width="8.1638in" svg:height="5.2803in" svg:x="9.8177in" svg:y="1.6425in">
            <draw:object draw:notify-on-update-of-ranges="G1GC.B2:G1GC.B7 G1GC.G1:G1GC.G1 G1GC.G2:G1GC.G7 G1GC.H1:G1GC.H1 G1GC.H2:G1GC.H7 G1GC.I1:G1GC.I1 G1GC.I2:G1GC.I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.0654in" svg:height="5.2094in" svg:x="0.2008in" svg:y="1.661in">
            <draw:object draw:notify-on-update-of-ranges="G1GC.B2:G1GC.B7 G1GC.C1:G1GC.C1 G1GC.C2:G1GC.C7 G1GC.D1:G1GC.D1 G1GC.D2:G1GC.D7 G1GC.E1:G1GC.E1 G1GC.E2:G1GC.E7 G1GC.F1:G1GC.F1 G1GC.F2:G1GC.F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number-columns-repeated="1015" table:default-cell-style-name="Default"/>
        <table:table-row table:style-name="ro1">
          <table:table-cell table:style-name="ce4" table:formula="of:=[$'raw-values'.A1]" office:value-type="string" office:string-value="GC" calcext:value-type="string">
            <text:p>GC</text:p>
          </table:table-cell>
          <table:table-cell table:style-name="ce4" table:formula="of:=[$'raw-values'.B1]" office:value-type="string" office:string-value="Classes" calcext:value-type="string">
            <text:p>Classes</text:p>
          </table:table-cell>
          <table:table-cell table:style-name="ce4" table:formula="of:=[$'raw-values'.C1]" office:value-type="string" office:string-value="22-bit-flat" calcext:value-type="string">
            <text:p>22-bit-flat</text:p>
          </table:table-cell>
          <table:table-cell table:style-name="ce4" table:formula="of:=[$'raw-values'.D1]" office:value-type="string" office:string-value="26-bit" calcext:value-type="string">
            <text:p>26-bit</text:p>
          </table:table-cell>
          <table:table-cell table:style-name="ce4" table:formula="of:=[$'raw-values'.E1]" office:value-type="string" office:string-value="22-bit-Klasstable" calcext:value-type="string">
            <text:p>22-bit-Klasstable</text:p>
          </table:table-cell>
          <table:table-cell table:style-name="ce4" table:formula="of:=[$'raw-values'.F1]" office:value-type="string" office:string-value="22-bit-uneven-align" calcext:value-type="string">
            <text:p>22-bit-uneven-align</text:p>
          </table:table-cell>
          <table:table-cell table:formula="of:=[$'raw-values'.G1]" office:value-type="string" office:string-value="26-bit to 22-bit" calcext:value-type="string">
            <text:p>26-bit to 22-bit</text:p>
          </table:table-cell>
          <table:table-cell table:formula="of:=[$'raw-values'.H1]" office:value-type="string" office:string-value="22-bit-KlassTable to 22-bit" calcext:value-type="string">
            <text:p>22-bit-KlassTable to 22-bit</text:p>
          </table:table-cell>
          <table:table-cell table:formula="of:=[$'raw-values'.I1]" office:value-type="string" office:string-value="22-bit-uneven-align to 22-bit" calcext:value-type="string">
            <text:p>22-bit-uneven-align to 22-bit</text:p>
          </table:table-cell>
          <table:table-cell table:style-name="ce4" table:formula="of:=[$'raw-values'.J1]" office:value-type="float" office:value="0" calcext:value-type="float">
            <text:p>0</text:p>
          </table:table-cell>
          <table:table-cell table:style-name="ce4" table:formula="of:=[$'raw-values'.K1]" office:value-type="float" office:value="0" calcext:value-type="float">
            <text:p>0</text:p>
          </table:table-cell>
          <table:table-cell table:style-name="ce4" table:formula="of:=[$'raw-values'.L1]" office:value-type="float" office:value="0" calcext:value-type="float">
            <text:p>0</text:p>
          </table:table-cell>
          <table:table-cell table:style-name="ce4" table:number-columns-repeated="1012"/>
        </table:table-row>
        <table:table-row table:style-name="ro1">
          <table:table-cell table:style-name="ce4" table:formula="of:=[$'raw-values'.A2]" office:value-type="string" office:string-value="-XX:+UseG1GC" calcext:value-type="string">
            <text:p>-XX:+UseG1GC</text:p>
          </table:table-cell>
          <table:table-cell table:style-name="ce4" table:formula="of:=[$'raw-values'.B2]" office:value-type="float" office:value="512" calcext:value-type="float">
            <text:p>512</text:p>
          </table:table-cell>
          <table:table-cell table:formula="of:=[$'raw-values'.C2]" office:value-type="float" office:value="37759.68" calcext:value-type="float">
            <text:p>37759.68</text:p>
          </table:table-cell>
          <table:table-cell table:formula="of:=[$'raw-values'.D2]" office:value-type="float" office:value="33543.063" calcext:value-type="float">
            <text:p>33543.063</text:p>
          </table:table-cell>
          <table:table-cell table:style-name="ce4" table:formula="of:=[$'raw-values'.E2]" office:value-type="float" office:value="32730.353" calcext:value-type="float">
            <text:p>32730.353</text:p>
          </table:table-cell>
          <table:table-cell table:style-name="ce4" table:formula="of:=[$'raw-values'.F2]" office:value-type="float" office:value="34393.946" calcext:value-type="float">
            <text:p>34393.946</text:p>
          </table:table-cell>
          <table:table-cell table:formula="of:=[$'raw-values'.G2]" office:value-type="float" office:value="88.83" calcext:value-type="float">
            <text:p>88.83</text:p>
          </table:table-cell>
          <table:table-cell table:formula="of:=[$'raw-values'.H2]" office:value-type="float" office:value="86.68" calcext:value-type="float">
            <text:p>86.68</text:p>
          </table:table-cell>
          <table:table-cell table:formula="of:=[$'raw-values'.I2]" office:value-type="float" office:value="91.09" calcext:value-type="float">
            <text:p>91.09</text:p>
          </table:table-cell>
          <table:table-cell table:number-columns-repeated="1015"/>
        </table:table-row>
        <table:table-row table:style-name="ro1">
          <table:table-cell table:style-name="ce4" table:formula="of:=[$'raw-values'.A3]" office:value-type="string" office:string-value="-XX:+UseG1GC" calcext:value-type="string">
            <text:p>-XX:+UseG1GC</text:p>
          </table:table-cell>
          <table:table-cell table:style-name="ce4" table:formula="of:=[$'raw-values'.B3]" office:value-type="float" office:value="1024" calcext:value-type="float">
            <text:p>1024</text:p>
          </table:table-cell>
          <table:table-cell table:formula="of:=[$'raw-values'.C3]" office:value-type="float" office:value="49300.141" calcext:value-type="float">
            <text:p>49300.141</text:p>
          </table:table-cell>
          <table:table-cell table:formula="of:=[$'raw-values'.D3]" office:value-type="float" office:value="36032.046" calcext:value-type="float">
            <text:p>36032.046</text:p>
          </table:table-cell>
          <table:table-cell table:style-name="ce4" table:formula="of:=[$'raw-values'.E3]" office:value-type="float" office:value="37191.1" calcext:value-type="float">
            <text:p>37191.1</text:p>
          </table:table-cell>
          <table:table-cell table:style-name="ce4" table:formula="of:=[$'raw-values'.F3]" office:value-type="float" office:value="36639.937" calcext:value-type="float">
            <text:p>36639.937</text:p>
          </table:table-cell>
          <table:table-cell table:formula="of:=[$'raw-values'.G3]" office:value-type="float" office:value="73.09" calcext:value-type="float">
            <text:p>73.09</text:p>
          </table:table-cell>
          <table:table-cell table:formula="of:=[$'raw-values'.H3]" office:value-type="float" office:value="75.44" calcext:value-type="float">
            <text:p>75.44</text:p>
          </table:table-cell>
          <table:table-cell table:formula="of:=[$'raw-values'.I3]" office:value-type="float" office:value="74.32" calcext:value-type="float">
            <text:p>74.32</text:p>
          </table:table-cell>
          <table:table-cell table:number-columns-repeated="1015"/>
        </table:table-row>
        <table:table-row table:style-name="ro1">
          <table:table-cell table:style-name="ce4" table:formula="of:=[$'raw-values'.A4]" office:value-type="string" office:string-value="-XX:+UseG1GC" calcext:value-type="string">
            <text:p>-XX:+UseG1GC</text:p>
          </table:table-cell>
          <table:table-cell table:style-name="ce4" table:formula="of:=[$'raw-values'.B4]" office:value-type="float" office:value="2048" calcext:value-type="float">
            <text:p>2048</text:p>
          </table:table-cell>
          <table:table-cell table:formula="of:=[$'raw-values'.C4]" office:value-type="float" office:value="54550.96" calcext:value-type="float">
            <text:p>54550.96</text:p>
          </table:table-cell>
          <table:table-cell table:formula="of:=[$'raw-values'.D4]" office:value-type="float" office:value="42748.761" calcext:value-type="float">
            <text:p>42748.761</text:p>
          </table:table-cell>
          <table:table-cell table:style-name="ce4" table:formula="of:=[$'raw-values'.E4]" office:value-type="float" office:value="45528.677" calcext:value-type="float">
            <text:p>45528.677</text:p>
          </table:table-cell>
          <table:table-cell table:style-name="ce4" table:formula="of:=[$'raw-values'.F4]" office:value-type="float" office:value="41209.746" calcext:value-type="float">
            <text:p>41209.746</text:p>
          </table:table-cell>
          <table:table-cell table:formula="of:=[$'raw-values'.G4]" office:value-type="float" office:value="78.36" calcext:value-type="float">
            <text:p>78.36</text:p>
          </table:table-cell>
          <table:table-cell table:formula="of:=[$'raw-values'.H4]" office:value-type="float" office:value="83.46" calcext:value-type="float">
            <text:p>83.46</text:p>
          </table:table-cell>
          <table:table-cell table:formula="of:=[$'raw-values'.I4]" office:value-type="float" office:value="75.54" calcext:value-type="float">
            <text:p>75.54</text:p>
          </table:table-cell>
          <table:table-cell table:number-columns-repeated="1015"/>
        </table:table-row>
        <table:table-row table:style-name="ro1">
          <table:table-cell table:style-name="ce4" table:formula="of:=[$'raw-values'.A5]" office:value-type="string" office:string-value="-XX:+UseG1GC" calcext:value-type="string">
            <text:p>-XX:+UseG1GC</text:p>
          </table:table-cell>
          <table:table-cell table:style-name="ce4" table:formula="of:=[$'raw-values'.B5]" office:value-type="float" office:value="4096" calcext:value-type="float">
            <text:p>4096</text:p>
          </table:table-cell>
          <table:table-cell table:formula="of:=[$'raw-values'.C5]" office:value-type="float" office:value="59684.789" calcext:value-type="float">
            <text:p>59684.789</text:p>
          </table:table-cell>
          <table:table-cell table:formula="of:=[$'raw-values'.D5]" office:value-type="float" office:value="50151.833" calcext:value-type="float">
            <text:p>50151.833</text:p>
          </table:table-cell>
          <table:table-cell table:style-name="ce4" table:formula="of:=[$'raw-values'.E5]" office:value-type="float" office:value="53975.162" calcext:value-type="float">
            <text:p>53975.162</text:p>
          </table:table-cell>
          <table:table-cell table:style-name="ce4" table:formula="of:=[$'raw-values'.F5]" office:value-type="float" office:value="49861.255" calcext:value-type="float">
            <text:p>49861.255</text:p>
          </table:table-cell>
          <table:table-cell table:formula="of:=[$'raw-values'.G5]" office:value-type="float" office:value="84.03" calcext:value-type="float">
            <text:p>84.03</text:p>
          </table:table-cell>
          <table:table-cell table:formula="of:=[$'raw-values'.H5]" office:value-type="float" office:value="90.43" calcext:value-type="float">
            <text:p>90.43</text:p>
          </table:table-cell>
          <table:table-cell table:formula="of:=[$'raw-values'.I5]" office:value-type="float" office:value="83.54" calcext:value-type="float">
            <text:p>83.54</text:p>
          </table:table-cell>
          <table:table-cell table:number-columns-repeated="1015"/>
        </table:table-row>
        <table:table-row table:style-name="ro1">
          <table:table-cell table:style-name="ce4" table:formula="of:=[$'raw-values'.A6]" office:value-type="string" office:string-value="-XX:+UseG1GC" calcext:value-type="string">
            <text:p>-XX:+UseG1GC</text:p>
          </table:table-cell>
          <table:table-cell table:style-name="ce4" table:formula="of:=[$'raw-values'.B6]" office:value-type="float" office:value="8192" calcext:value-type="float">
            <text:p>8192</text:p>
          </table:table-cell>
          <table:table-cell table:formula="of:=[$'raw-values'.C6]" office:value-type="float" office:value="62697.799" calcext:value-type="float">
            <text:p>62697.799</text:p>
          </table:table-cell>
          <table:table-cell table:formula="of:=[$'raw-values'.D6]" office:value-type="float" office:value="55948.724" calcext:value-type="float">
            <text:p>55948.724</text:p>
          </table:table-cell>
          <table:table-cell table:style-name="ce4" table:formula="of:=[$'raw-values'.E6]" office:value-type="float" office:value="65088.635" calcext:value-type="float">
            <text:p>65088.635</text:p>
          </table:table-cell>
          <table:table-cell table:style-name="ce4" table:formula="of:=[$'raw-values'.F6]" office:value-type="float" office:value="58083.578" calcext:value-type="float">
            <text:p>58083.578</text:p>
          </table:table-cell>
          <table:table-cell table:formula="of:=[$'raw-values'.G6]" office:value-type="float" office:value="89.24" calcext:value-type="float">
            <text:p>89.24</text:p>
          </table:table-cell>
          <table:table-cell table:formula="of:=[$'raw-values'.H6]" office:value-type="float" office:value="103.81" calcext:value-type="float">
            <text:p>103.81</text:p>
          </table:table-cell>
          <table:table-cell table:formula="of:=[$'raw-values'.I6]" office:value-type="float" office:value="92.64" calcext:value-type="float">
            <text:p>92.64</text:p>
          </table:table-cell>
          <table:table-cell table:number-columns-repeated="1015"/>
        </table:table-row>
        <table:table-row table:style-name="ro1">
          <table:table-cell table:style-name="ce4" table:formula="of:=[$'raw-values'.A7]" office:value-type="string" office:string-value="-XX:+UseG1GC" calcext:value-type="string">
            <text:p>-XX:+UseG1GC</text:p>
          </table:table-cell>
          <table:table-cell table:style-name="ce4" table:formula="of:=[$'raw-values'.B7]" office:value-type="float" office:value="16384" calcext:value-type="float">
            <text:p>16384</text:p>
          </table:table-cell>
          <table:table-cell table:formula="of:=[$'raw-values'.C7]" office:value-type="float" office:value="86827.051" calcext:value-type="float">
            <text:p>86827.051</text:p>
          </table:table-cell>
          <table:table-cell table:formula="of:=[$'raw-values'.D7]" office:value-type="float" office:value="61288.54" calcext:value-type="float">
            <text:p>61288.54</text:p>
          </table:table-cell>
          <table:table-cell table:style-name="ce4" table:formula="of:=[$'raw-values'.E7]" office:value-type="float" office:value="82189.051" calcext:value-type="float">
            <text:p>82189.051</text:p>
          </table:table-cell>
          <table:table-cell table:style-name="ce4" table:formula="of:=[$'raw-values'.F7]" office:value-type="float" office:value="68467.882" calcext:value-type="float">
            <text:p>68467.882</text:p>
          </table:table-cell>
          <table:table-cell table:formula="of:=[$'raw-values'.G7]" office:value-type="float" office:value="70.59" calcext:value-type="float">
            <text:p>70.59</text:p>
          </table:table-cell>
          <table:table-cell table:formula="of:=[$'raw-values'.H7]" office:value-type="float" office:value="94.66" calcext:value-type="float">
            <text:p>94.66</text:p>
          </table:table-cell>
          <table:table-cell table:formula="of:=[$'raw-values'.I7]" office:value-type="float" office:value="78.86" calcext:value-type="float">
            <text:p>78.86</text:p>
          </table:table-cell>
          <table:table-cell table:number-columns-repeated="1015"/>
        </table:table-row>
        <table:table-row table:style-name="ro1">
          <table:table-cell table:style-name="ce4" table:number-columns-repeated="2"/>
          <table:table-cell table:number-columns-repeated="2"/>
          <table:table-cell table:style-name="ce4" table:number-columns-repeated="2"/>
          <table:table-cell table:number-columns-repeated="101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elGC" table:style-name="ta1">
        <table:shapes>
          <draw:frame draw:z-index="0" draw:name="G1GC, Pause times vs 22-bit CP, Percent (lower is better)_2" draw:style-name="gr1" draw:text-style-name="P1" svg:width="8.1638in" svg:height="5.2803in" svg:x="9.8177in" svg:y="1.6425in">
            <draw:object draw:notify-on-update-of-ranges="ParallelGC.B2:ParallelGC.B7 ParallelGC.G1:ParallelGC.G1 ParallelGC.G2:ParallelGC.G7 ParallelGC.H1:ParallelGC.H1 ParallelGC.H2:ParallelGC.H7 ParallelGC.I1:ParallelGC.I1 ParallelGC.I2:ParallelGC.I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9.0654in" svg:height="5.2094in" svg:x="0.2008in" svg:y="1.661in">
            <draw:object draw:notify-on-update-of-ranges="ParallelGC.B2:ParallelGC.B7 ParallelGC.C1:ParallelGC.C1 ParallelGC.C2:ParallelGC.C7 ParallelGC.D1:ParallelGC.D1 ParallelGC.D2:ParallelGC.D7 ParallelGC.E1:ParallelGC.E1 ParallelGC.E2:ParallelGC.E7 ParallelGC.F1:ParallelGC.F1 ParallelGC.F2:ParallelGC.F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number-columns-repeated="1015" table:default-cell-style-name="Default"/>
        <table:table-row table:style-name="ro1">
          <table:table-cell table:style-name="ce4" table:formula="of:=[$'raw-values'.A1]" office:value-type="string" office:string-value="GC" calcext:value-type="string">
            <text:p>GC</text:p>
          </table:table-cell>
          <table:table-cell table:style-name="ce4" table:formula="of:=[$'raw-values'.B1]" office:value-type="string" office:string-value="Classes" calcext:value-type="string">
            <text:p>Classes</text:p>
          </table:table-cell>
          <table:table-cell table:style-name="ce4" table:formula="of:=[$'raw-values'.C1]" office:value-type="string" office:string-value="22-bit-flat" calcext:value-type="string">
            <text:p>22-bit-flat</text:p>
          </table:table-cell>
          <table:table-cell table:style-name="ce4" table:formula="of:=[$'raw-values'.D1]" office:value-type="string" office:string-value="26-bit" calcext:value-type="string">
            <text:p>26-bit</text:p>
          </table:table-cell>
          <table:table-cell table:style-name="ce4" table:formula="of:=[$'raw-values'.E1]" office:value-type="string" office:string-value="22-bit-Klasstable" calcext:value-type="string">
            <text:p>22-bit-Klasstable</text:p>
          </table:table-cell>
          <table:table-cell table:style-name="ce4" table:formula="of:=[$'raw-values'.F1]" office:value-type="string" office:string-value="22-bit-uneven-align" calcext:value-type="string">
            <text:p>22-bit-uneven-align</text:p>
          </table:table-cell>
          <table:table-cell table:formula="of:=[$'raw-values'.G1]" office:value-type="string" office:string-value="26-bit to 22-bit" calcext:value-type="string">
            <text:p>26-bit to 22-bit</text:p>
          </table:table-cell>
          <table:table-cell table:formula="of:=[$'raw-values'.H1]" office:value-type="string" office:string-value="22-bit-KlassTable to 22-bit" calcext:value-type="string">
            <text:p>22-bit-KlassTable to 22-bit</text:p>
          </table:table-cell>
          <table:table-cell table:formula="of:=[$'raw-values'.I1]" office:value-type="string" office:string-value="22-bit-uneven-align to 22-bit" calcext:value-type="string">
            <text:p>22-bit-uneven-align to 22-bit</text:p>
          </table:table-cell>
          <table:table-cell table:style-name="ce4" table:formula="of:=[$'raw-values'.J1]" office:value-type="float" office:value="0" calcext:value-type="float">
            <text:p>0</text:p>
          </table:table-cell>
          <table:table-cell table:style-name="ce4" table:formula="of:=[$'raw-values'.K1]" office:value-type="float" office:value="0" calcext:value-type="float">
            <text:p>0</text:p>
          </table:table-cell>
          <table:table-cell table:style-name="ce4" table:formula="of:=[$'raw-values'.L1]" office:value-type="float" office:value="0" calcext:value-type="float">
            <text:p>0</text:p>
          </table:table-cell>
          <table:table-cell table:style-name="ce4" table:number-columns-repeated="1012"/>
        </table:table-row>
        <table:table-row table:style-name="ro1">
          <table:table-cell table:style-name="ce4" table:formula="of:=[$'raw-values'.A9]" office:value-type="string" office:string-value="-XX:+UseParallelGC" calcext:value-type="string">
            <text:p>-XX:+UseParallelGC</text:p>
          </table:table-cell>
          <table:table-cell table:style-name="ce4" table:formula="of:=[$'raw-values'.B9]" office:value-type="float" office:value="512" calcext:value-type="float">
            <text:p>512</text:p>
          </table:table-cell>
          <table:table-cell table:style-name="ce4" table:formula="of:=[$'raw-values'.C9]" office:value-type="float" office:value="74064.939" calcext:value-type="float">
            <text:p>74064.939</text:p>
          </table:table-cell>
          <table:table-cell table:style-name="ce4" table:formula="of:=[$'raw-values'.D9]" office:value-type="float" office:value="70542.251" calcext:value-type="float">
            <text:p>70542.251</text:p>
          </table:table-cell>
          <table:table-cell table:style-name="ce4" table:formula="of:=[$'raw-values'.E9]" office:value-type="float" office:value="67758.229" calcext:value-type="float">
            <text:p>67758.229</text:p>
          </table:table-cell>
          <table:table-cell table:style-name="ce4" table:formula="of:=[$'raw-values'.F9]" office:value-type="float" office:value="70019.948" calcext:value-type="float">
            <text:p>70019.948</text:p>
          </table:table-cell>
          <table:table-cell table:formula="of:=[$'raw-values'.G9]" office:value-type="float" office:value="95.24" calcext:value-type="float">
            <text:p>95.24</text:p>
          </table:table-cell>
          <table:table-cell table:formula="of:=[$'raw-values'.H9]" office:value-type="float" office:value="91.48" calcext:value-type="float">
            <text:p>91.48</text:p>
          </table:table-cell>
          <table:table-cell table:formula="of:=[$'raw-values'.I9]" office:value-type="float" office:value="94.54" calcext:value-type="float">
            <text:p>94.54</text:p>
          </table:table-cell>
          <table:table-cell table:number-columns-repeated="1015"/>
        </table:table-row>
        <table:table-row table:style-name="ro1">
          <table:table-cell table:style-name="ce4" table:formula="of:=[$'raw-values'.A10]" office:value-type="string" office:string-value="-XX:+UseParallelGC" calcext:value-type="string">
            <text:p>-XX:+UseParallelGC</text:p>
          </table:table-cell>
          <table:table-cell table:style-name="ce4" table:formula="of:=[$'raw-values'.B10]" office:value-type="float" office:value="1024" calcext:value-type="float">
            <text:p>1024</text:p>
          </table:table-cell>
          <table:table-cell table:style-name="ce4" table:formula="of:=[$'raw-values'.C10]" office:value-type="float" office:value="79292.105" calcext:value-type="float">
            <text:p>79292.105</text:p>
          </table:table-cell>
          <table:table-cell table:style-name="ce4" table:formula="of:=[$'raw-values'.D10]" office:value-type="float" office:value="72247.997" calcext:value-type="float">
            <text:p>72247.997</text:p>
          </table:table-cell>
          <table:table-cell table:style-name="ce4" table:formula="of:=[$'raw-values'.E10]" office:value-type="float" office:value="70416.071" calcext:value-type="float">
            <text:p>70416.071</text:p>
          </table:table-cell>
          <table:table-cell table:style-name="ce4" table:formula="of:=[$'raw-values'.F10]" office:value-type="float" office:value="72124.985" calcext:value-type="float">
            <text:p>72124.985</text:p>
          </table:table-cell>
          <table:table-cell table:formula="of:=[$'raw-values'.G10]" office:value-type="float" office:value="91.12" calcext:value-type="float">
            <text:p>91.12</text:p>
          </table:table-cell>
          <table:table-cell table:formula="of:=[$'raw-values'.H10]" office:value-type="float" office:value="88.81" calcext:value-type="float">
            <text:p>88.81</text:p>
          </table:table-cell>
          <table:table-cell table:formula="of:=[$'raw-values'.I10]" office:value-type="float" office:value="90.96" calcext:value-type="float">
            <text:p>90.96</text:p>
          </table:table-cell>
          <table:table-cell table:number-columns-repeated="1015"/>
        </table:table-row>
        <table:table-row table:style-name="ro1">
          <table:table-cell table:style-name="ce4" table:formula="of:=[$'raw-values'.A11]" office:value-type="string" office:string-value="-XX:+UseParallelGC" calcext:value-type="string">
            <text:p>-XX:+UseParallelGC</text:p>
          </table:table-cell>
          <table:table-cell table:style-name="ce4" table:formula="of:=[$'raw-values'.B11]" office:value-type="float" office:value="2048" calcext:value-type="float">
            <text:p>2048</text:p>
          </table:table-cell>
          <table:table-cell table:style-name="ce4" table:formula="of:=[$'raw-values'.C11]" office:value-type="float" office:value="84509.822" calcext:value-type="float">
            <text:p>84509.822</text:p>
          </table:table-cell>
          <table:table-cell table:style-name="ce4" table:formula="of:=[$'raw-values'.D11]" office:value-type="float" office:value="75873.374" calcext:value-type="float">
            <text:p>75873.374</text:p>
          </table:table-cell>
          <table:table-cell table:style-name="ce4" table:formula="of:=[$'raw-values'.E11]" office:value-type="float" office:value="78765.036" calcext:value-type="float">
            <text:p>78765.036</text:p>
          </table:table-cell>
          <table:table-cell table:style-name="ce4" table:formula="of:=[$'raw-values'.F11]" office:value-type="float" office:value="78531.498" calcext:value-type="float">
            <text:p>78531.498</text:p>
          </table:table-cell>
          <table:table-cell table:formula="of:=[$'raw-values'.G11]" office:value-type="float" office:value="89.78" calcext:value-type="float">
            <text:p>89.78</text:p>
          </table:table-cell>
          <table:table-cell table:formula="of:=[$'raw-values'.H11]" office:value-type="float" office:value="93.2" calcext:value-type="float">
            <text:p>93.2</text:p>
          </table:table-cell>
          <table:table-cell table:formula="of:=[$'raw-values'.I11]" office:value-type="float" office:value="92.93" calcext:value-type="float">
            <text:p>92.93</text:p>
          </table:table-cell>
          <table:table-cell table:number-columns-repeated="1015"/>
        </table:table-row>
        <table:table-row table:style-name="ro1">
          <table:table-cell table:style-name="ce4" table:formula="of:=[$'raw-values'.A12]" office:value-type="string" office:string-value="-XX:+UseParallelGC" calcext:value-type="string">
            <text:p>-XX:+UseParallelGC</text:p>
          </table:table-cell>
          <table:table-cell table:style-name="ce4" table:formula="of:=[$'raw-values'.B12]" office:value-type="float" office:value="4096" calcext:value-type="float">
            <text:p>4096</text:p>
          </table:table-cell>
          <table:table-cell table:style-name="ce4" table:formula="of:=[$'raw-values'.C12]" office:value-type="float" office:value="100344.944" calcext:value-type="float">
            <text:p>100344.944</text:p>
          </table:table-cell>
          <table:table-cell table:style-name="ce4" table:formula="of:=[$'raw-values'.D12]" office:value-type="float" office:value="97273.87" calcext:value-type="float">
            <text:p>97273.87</text:p>
          </table:table-cell>
          <table:table-cell table:style-name="ce4" table:formula="of:=[$'raw-values'.E12]" office:value-type="float" office:value="95960.716" calcext:value-type="float">
            <text:p>95960.716</text:p>
          </table:table-cell>
          <table:table-cell table:style-name="ce4" table:formula="of:=[$'raw-values'.F12]" office:value-type="float" office:value="96941.899" calcext:value-type="float">
            <text:p>96941.899</text:p>
          </table:table-cell>
          <table:table-cell table:formula="of:=[$'raw-values'.G12]" office:value-type="float" office:value="96.94" calcext:value-type="float">
            <text:p>96.94</text:p>
          </table:table-cell>
          <table:table-cell table:formula="of:=[$'raw-values'.H12]" office:value-type="float" office:value="95.63" calcext:value-type="float">
            <text:p>95.63</text:p>
          </table:table-cell>
          <table:table-cell table:formula="of:=[$'raw-values'.I12]" office:value-type="float" office:value="96.61" calcext:value-type="float">
            <text:p>96.61</text:p>
          </table:table-cell>
          <table:table-cell table:number-columns-repeated="1015"/>
        </table:table-row>
        <table:table-row table:style-name="ro1">
          <table:table-cell table:style-name="ce4" table:formula="of:=[$'raw-values'.A13]" office:value-type="string" office:string-value="-XX:+UseParallelGC" calcext:value-type="string">
            <text:p>-XX:+UseParallelGC</text:p>
          </table:table-cell>
          <table:table-cell table:style-name="ce4" table:formula="of:=[$'raw-values'.B13]" office:value-type="float" office:value="8192" calcext:value-type="float">
            <text:p>8192</text:p>
          </table:table-cell>
          <table:table-cell table:style-name="ce4" table:formula="of:=[$'raw-values'.C13]" office:value-type="float" office:value="91390.748" calcext:value-type="float">
            <text:p>91390.748</text:p>
          </table:table-cell>
          <table:table-cell table:style-name="ce4" table:formula="of:=[$'raw-values'.D13]" office:value-type="float" office:value="90030.719" calcext:value-type="float">
            <text:p>90030.719</text:p>
          </table:table-cell>
          <table:table-cell table:style-name="ce4" table:formula="of:=[$'raw-values'.E13]" office:value-type="float" office:value="90268.744" calcext:value-type="float">
            <text:p>90268.744</text:p>
          </table:table-cell>
          <table:table-cell table:style-name="ce4" table:formula="of:=[$'raw-values'.F13]" office:value-type="float" office:value="90358.76" calcext:value-type="float">
            <text:p>90358.76</text:p>
          </table:table-cell>
          <table:table-cell table:formula="of:=[$'raw-values'.G13]" office:value-type="float" office:value="98.51" calcext:value-type="float">
            <text:p>98.51</text:p>
          </table:table-cell>
          <table:table-cell table:formula="of:=[$'raw-values'.H13]" office:value-type="float" office:value="98.77" calcext:value-type="float">
            <text:p>98.77</text:p>
          </table:table-cell>
          <table:table-cell table:formula="of:=[$'raw-values'.I13]" office:value-type="float" office:value="98.87" calcext:value-type="float">
            <text:p>98.87</text:p>
          </table:table-cell>
          <table:table-cell table:number-columns-repeated="1015"/>
        </table:table-row>
        <table:table-row table:style-name="ro1">
          <table:table-cell table:style-name="ce4" table:formula="of:=[$'raw-values'.A14]" office:value-type="string" office:string-value="-XX:+UseParallelGC" calcext:value-type="string">
            <text:p>-XX:+UseParallelGC</text:p>
          </table:table-cell>
          <table:table-cell table:style-name="ce4" table:formula="of:=[$'raw-values'.B14]" office:value-type="float" office:value="16384" calcext:value-type="float">
            <text:p>16384</text:p>
          </table:table-cell>
          <table:table-cell table:style-name="ce4" table:formula="of:=[$'raw-values'.C14]" office:value-type="float" office:value="76037.342" calcext:value-type="float">
            <text:p>76037.342</text:p>
          </table:table-cell>
          <table:table-cell table:style-name="ce4" table:formula="of:=[$'raw-values'.D14]" office:value-type="float" office:value="65672.584" calcext:value-type="float">
            <text:p>65672.584</text:p>
          </table:table-cell>
          <table:table-cell table:style-name="ce4" table:formula="of:=[$'raw-values'.E14]" office:value-type="float" office:value="71982.781" calcext:value-type="float">
            <text:p>71982.781</text:p>
          </table:table-cell>
          <table:table-cell table:style-name="ce4" table:formula="of:=[$'raw-values'.F14]" office:value-type="float" office:value="67513.834" calcext:value-type="float">
            <text:p>67513.834</text:p>
          </table:table-cell>
          <table:table-cell table:formula="of:=[$'raw-values'.G14]" office:value-type="float" office:value="86.37" calcext:value-type="float">
            <text:p>86.37</text:p>
          </table:table-cell>
          <table:table-cell table:formula="of:=[$'raw-values'.H14]" office:value-type="float" office:value="94.67" calcext:value-type="float">
            <text:p>94.67</text:p>
          </table:table-cell>
          <table:table-cell table:formula="of:=[$'raw-values'.I14]" office:value-type="float" office:value="88.79" calcext:value-type="float">
            <text:p>88.79</text:p>
          </table:table-cell>
          <table:table-cell table:number-columns-repeated="1015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rialGC" table:style-name="ta1">
        <table:shapes>
          <draw:frame draw:z-index="0" draw:name="G1GC, Pause times vs 22-bit CP, Percent (lower is better)_2" draw:style-name="gr1" draw:text-style-name="P1" svg:width="8.1638in" svg:height="5.2803in" svg:x="9.8177in" svg:y="1.6425in">
            <draw:object draw:notify-on-update-of-ranges="SerialGC.B2:SerialGC.B7 SerialGC.G1:SerialGC.G1 SerialGC.G2:SerialGC.G7 SerialGC.H1:SerialGC.H1 SerialGC.H2:SerialGC.H7 SerialGC.I1:SerialGC.I1 SerialGC.I2:SerialGC.I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9.0654in" svg:height="5.2094in" svg:x="0.2008in" svg:y="1.661in">
            <draw:object draw:notify-on-update-of-ranges="SerialGC.B2:SerialGC.B7 SerialGC.C1:SerialGC.C1 SerialGC.C2:SerialGC.C7 SerialGC.D1:SerialGC.D1 SerialGC.D2:SerialGC.D7 SerialGC.E1:SerialGC.E1 SerialGC.E2:SerialGC.E7 SerialGC.F1:SerialGC.F1 SerialGC.F2:SerialGC.F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number-columns-repeated="1015" table:default-cell-style-name="Default"/>
        <table:table-row table:style-name="ro1">
          <table:table-cell table:style-name="ce4" table:formula="of:=[$'raw-values'.A1]" office:value-type="string" office:string-value="GC" calcext:value-type="string">
            <text:p>GC</text:p>
          </table:table-cell>
          <table:table-cell table:style-name="ce4" table:formula="of:=[$'raw-values'.B1]" office:value-type="string" office:string-value="Classes" calcext:value-type="string">
            <text:p>Classes</text:p>
          </table:table-cell>
          <table:table-cell table:style-name="ce4" table:formula="of:=[$'raw-values'.C1]" office:value-type="string" office:string-value="22-bit-flat" calcext:value-type="string">
            <text:p>22-bit-flat</text:p>
          </table:table-cell>
          <table:table-cell table:style-name="ce4" table:formula="of:=[$'raw-values'.D1]" office:value-type="string" office:string-value="26-bit" calcext:value-type="string">
            <text:p>26-bit</text:p>
          </table:table-cell>
          <table:table-cell table:style-name="ce4" table:formula="of:=[$'raw-values'.E1]" office:value-type="string" office:string-value="22-bit-Klasstable" calcext:value-type="string">
            <text:p>22-bit-Klasstable</text:p>
          </table:table-cell>
          <table:table-cell table:style-name="ce4" table:formula="of:=[$'raw-values'.F1]" office:value-type="string" office:string-value="22-bit-uneven-align" calcext:value-type="string">
            <text:p>22-bit-uneven-align</text:p>
          </table:table-cell>
          <table:table-cell table:formula="of:=[$'raw-values'.G1]" office:value-type="string" office:string-value="26-bit to 22-bit" calcext:value-type="string">
            <text:p>26-bit to 22-bit</text:p>
          </table:table-cell>
          <table:table-cell table:formula="of:=[$'raw-values'.H1]" office:value-type="string" office:string-value="22-bit-KlassTable to 22-bit" calcext:value-type="string">
            <text:p>22-bit-KlassTable to 22-bit</text:p>
          </table:table-cell>
          <table:table-cell table:formula="of:=[$'raw-values'.I1]" office:value-type="string" office:string-value="22-bit-uneven-align to 22-bit" calcext:value-type="string">
            <text:p>22-bit-uneven-align to 22-bit</text:p>
          </table:table-cell>
          <table:table-cell table:style-name="ce4" table:formula="of:=[$'raw-values'.J1]" office:value-type="float" office:value="0" calcext:value-type="float">
            <text:p>0</text:p>
          </table:table-cell>
          <table:table-cell table:style-name="ce4" table:formula="of:=[$'raw-values'.K1]" office:value-type="float" office:value="0" calcext:value-type="float">
            <text:p>0</text:p>
          </table:table-cell>
          <table:table-cell table:style-name="ce4" table:formula="of:=[$'raw-values'.L1]" office:value-type="float" office:value="0" calcext:value-type="float">
            <text:p>0</text:p>
          </table:table-cell>
          <table:table-cell table:style-name="ce4" table:number-columns-repeated="1012"/>
        </table:table-row>
        <table:table-row table:style-name="ro1">
          <table:table-cell table:style-name="ce4" table:formula="of:=[$'raw-values'.A16]" office:value-type="string" office:string-value="-XX:+UseSerialGC" calcext:value-type="string">
            <text:p>-XX:+UseSerialGC</text:p>
          </table:table-cell>
          <table:table-cell table:style-name="ce4" table:formula="of:=[$'raw-values'.B16]" office:value-type="float" office:value="512" calcext:value-type="float">
            <text:p>512</text:p>
          </table:table-cell>
          <table:table-cell table:style-name="ce4" table:formula="of:=[$'raw-values'.C16]" office:value-type="float" office:value="217390.588" calcext:value-type="float">
            <text:p>217390.588</text:p>
          </table:table-cell>
          <table:table-cell table:style-name="ce4" table:formula="of:=[$'raw-values'.D16]" office:value-type="float" office:value="196823.74" calcext:value-type="float">
            <text:p>196823.74</text:p>
          </table:table-cell>
          <table:table-cell table:style-name="ce4" table:formula="of:=[$'raw-values'.E16]" office:value-type="float" office:value="219525.767" calcext:value-type="float">
            <text:p>219525.767</text:p>
          </table:table-cell>
          <table:table-cell table:style-name="ce4" table:formula="of:=[$'raw-values'.F16]" office:value-type="float" office:value="204376.167" calcext:value-type="float">
            <text:p>204376.167</text:p>
          </table:table-cell>
          <table:table-cell table:formula="of:=[$'raw-values'.G16]" office:value-type="float" office:value="90.54" calcext:value-type="float">
            <text:p>90.54</text:p>
          </table:table-cell>
          <table:table-cell table:formula="of:=[$'raw-values'.H16]" office:value-type="float" office:value="100.98" calcext:value-type="float">
            <text:p>100.98</text:p>
          </table:table-cell>
          <table:table-cell table:formula="of:=[$'raw-values'.I16]" office:value-type="float" office:value="94.01" calcext:value-type="float">
            <text:p>94.01</text:p>
          </table:table-cell>
          <table:table-cell table:number-columns-repeated="1015"/>
        </table:table-row>
        <table:table-row table:style-name="ro1">
          <table:table-cell table:style-name="ce4" table:formula="of:=[$'raw-values'.A17]" office:value-type="string" office:string-value="-XX:+UseSerialGC" calcext:value-type="string">
            <text:p>-XX:+UseSerialGC</text:p>
          </table:table-cell>
          <table:table-cell table:style-name="ce4" table:formula="of:=[$'raw-values'.B17]" office:value-type="float" office:value="1024" calcext:value-type="float">
            <text:p>1024</text:p>
          </table:table-cell>
          <table:table-cell table:style-name="ce4" table:formula="of:=[$'raw-values'.C17]" office:value-type="float" office:value="299807.218" calcext:value-type="float">
            <text:p>299807.218</text:p>
          </table:table-cell>
          <table:table-cell table:style-name="ce4" table:formula="of:=[$'raw-values'.D17]" office:value-type="float" office:value="210463.354" calcext:value-type="float">
            <text:p>210463.354</text:p>
          </table:table-cell>
          <table:table-cell table:style-name="ce4" table:formula="of:=[$'raw-values'.E17]" office:value-type="float" office:value="236903.682" calcext:value-type="float">
            <text:p>236903.682</text:p>
          </table:table-cell>
          <table:table-cell table:style-name="ce4" table:formula="of:=[$'raw-values'.F17]" office:value-type="float" office:value="223621.19" calcext:value-type="float">
            <text:p>223621.19</text:p>
          </table:table-cell>
          <table:table-cell table:formula="of:=[$'raw-values'.G17]" office:value-type="float" office:value="70.2" calcext:value-type="float">
            <text:p>70.2</text:p>
          </table:table-cell>
          <table:table-cell table:formula="of:=[$'raw-values'.H17]" office:value-type="float" office:value="79.02" calcext:value-type="float">
            <text:p>79.02</text:p>
          </table:table-cell>
          <table:table-cell table:formula="of:=[$'raw-values'.I17]" office:value-type="float" office:value="74.59" calcext:value-type="float">
            <text:p>74.59</text:p>
          </table:table-cell>
          <table:table-cell table:number-columns-repeated="1015"/>
        </table:table-row>
        <table:table-row table:style-name="ro1">
          <table:table-cell table:style-name="ce4" table:formula="of:=[$'raw-values'.A18]" office:value-type="string" office:string-value="-XX:+UseSerialGC" calcext:value-type="string">
            <text:p>-XX:+UseSerialGC</text:p>
          </table:table-cell>
          <table:table-cell table:style-name="ce4" table:formula="of:=[$'raw-values'.B18]" office:value-type="float" office:value="2048" calcext:value-type="float">
            <text:p>2048</text:p>
          </table:table-cell>
          <table:table-cell table:style-name="ce4" table:formula="of:=[$'raw-values'.C18]" office:value-type="float" office:value="340434.414" calcext:value-type="float">
            <text:p>340434.414</text:p>
          </table:table-cell>
          <table:table-cell table:style-name="ce4" table:formula="of:=[$'raw-values'.D18]" office:value-type="float" office:value="276074.307" calcext:value-type="float">
            <text:p>276074.307</text:p>
          </table:table-cell>
          <table:table-cell table:style-name="ce4" table:formula="of:=[$'raw-values'.E18]" office:value-type="float" office:value="305505.567" calcext:value-type="float">
            <text:p>305505.567</text:p>
          </table:table-cell>
          <table:table-cell table:style-name="ce4" table:formula="of:=[$'raw-values'.F18]" office:value-type="float" office:value="243525.715" calcext:value-type="float">
            <text:p>243525.715</text:p>
          </table:table-cell>
          <table:table-cell table:formula="of:=[$'raw-values'.G18]" office:value-type="float" office:value="81.09" calcext:value-type="float">
            <text:p>81.09</text:p>
          </table:table-cell>
          <table:table-cell table:formula="of:=[$'raw-values'.H18]" office:value-type="float" office:value="89.74" calcext:value-type="float">
            <text:p>89.74</text:p>
          </table:table-cell>
          <table:table-cell table:formula="of:=[$'raw-values'.I18]" office:value-type="float" office:value="71.53" calcext:value-type="float">
            <text:p>71.53</text:p>
          </table:table-cell>
          <table:table-cell table:number-columns-repeated="1015"/>
        </table:table-row>
        <table:table-row table:style-name="ro1">
          <table:table-cell table:style-name="ce4" table:formula="of:=[$'raw-values'.A19]" office:value-type="string" office:string-value="-XX:+UseSerialGC" calcext:value-type="string">
            <text:p>-XX:+UseSerialGC</text:p>
          </table:table-cell>
          <table:table-cell table:style-name="ce4" table:formula="of:=[$'raw-values'.B19]" office:value-type="float" office:value="4096" calcext:value-type="float">
            <text:p>4096</text:p>
          </table:table-cell>
          <table:table-cell table:style-name="ce4" table:formula="of:=[$'raw-values'.C19]" office:value-type="float" office:value="319871.332" calcext:value-type="float">
            <text:p>319871.332</text:p>
          </table:table-cell>
          <table:table-cell table:style-name="ce4" table:formula="of:=[$'raw-values'.D19]" office:value-type="float" office:value="284919.832" calcext:value-type="float">
            <text:p>284919.832</text:p>
          </table:table-cell>
          <table:table-cell table:style-name="ce4" table:formula="of:=[$'raw-values'.E19]" office:value-type="float" office:value="345784.728" calcext:value-type="float">
            <text:p>345784.728</text:p>
          </table:table-cell>
          <table:table-cell table:style-name="ce4" table:formula="of:=[$'raw-values'.F19]" office:value-type="float" office:value="291421.01" calcext:value-type="float">
            <text:p>291421.01</text:p>
          </table:table-cell>
          <table:table-cell table:formula="of:=[$'raw-values'.G19]" office:value-type="float" office:value="89.07" calcext:value-type="float">
            <text:p>89.07</text:p>
          </table:table-cell>
          <table:table-cell table:formula="of:=[$'raw-values'.H19]" office:value-type="float" office:value="108.1" calcext:value-type="float">
            <text:p>108.1</text:p>
          </table:table-cell>
          <table:table-cell table:formula="of:=[$'raw-values'.I19]" office:value-type="float" office:value="91.11" calcext:value-type="float">
            <text:p>91.11</text:p>
          </table:table-cell>
          <table:table-cell table:number-columns-repeated="1015"/>
        </table:table-row>
        <table:table-row table:style-name="ro1">
          <table:table-cell table:style-name="ce4" table:formula="of:=[$'raw-values'.A20]" office:value-type="string" office:string-value="-XX:+UseSerialGC" calcext:value-type="string">
            <text:p>-XX:+UseSerialGC</text:p>
          </table:table-cell>
          <table:table-cell table:style-name="ce4" table:formula="of:=[$'raw-values'.B20]" office:value-type="float" office:value="8192" calcext:value-type="float">
            <text:p>8192</text:p>
          </table:table-cell>
          <table:table-cell table:style-name="ce4" table:formula="of:=[$'raw-values'.C20]" office:value-type="float" office:value="374921.748" calcext:value-type="float">
            <text:p>374921.748</text:p>
          </table:table-cell>
          <table:table-cell table:style-name="ce4" table:formula="of:=[$'raw-values'.D20]" office:value-type="float" office:value="320935.931" calcext:value-type="float">
            <text:p>320935.931</text:p>
          </table:table-cell>
          <table:table-cell table:style-name="ce4" table:formula="of:=[$'raw-values'.E20]" office:value-type="float" office:value="402129.573" calcext:value-type="float">
            <text:p>402129.573</text:p>
          </table:table-cell>
          <table:table-cell table:style-name="ce4" table:formula="of:=[$'raw-values'.F20]" office:value-type="float" office:value="332720.037" calcext:value-type="float">
            <text:p>332720.037</text:p>
          </table:table-cell>
          <table:table-cell table:formula="of:=[$'raw-values'.G20]" office:value-type="float" office:value="85.6" calcext:value-type="float">
            <text:p>85.6</text:p>
          </table:table-cell>
          <table:table-cell table:formula="of:=[$'raw-values'.H20]" office:value-type="float" office:value="107.26" calcext:value-type="float">
            <text:p>107.26</text:p>
          </table:table-cell>
          <table:table-cell table:formula="of:=[$'raw-values'.I20]" office:value-type="float" office:value="88.74" calcext:value-type="float">
            <text:p>88.74</text:p>
          </table:table-cell>
          <table:table-cell table:number-columns-repeated="1015"/>
        </table:table-row>
        <table:table-row table:style-name="ro1">
          <table:table-cell table:style-name="ce4" table:formula="of:=[$'raw-values'.A21]" office:value-type="string" office:string-value="-XX:+UseSerialGC" calcext:value-type="string">
            <text:p>-XX:+UseSerialGC</text:p>
          </table:table-cell>
          <table:table-cell table:style-name="ce4" table:formula="of:=[$'raw-values'.B21]" office:value-type="float" office:value="16384" calcext:value-type="float">
            <text:p>16384</text:p>
          </table:table-cell>
          <table:table-cell table:style-name="ce4" table:formula="of:=[$'raw-values'.C21]" office:value-type="float" office:value="579707.513" calcext:value-type="float">
            <text:p>579707.513</text:p>
          </table:table-cell>
          <table:table-cell table:style-name="ce4" table:formula="of:=[$'raw-values'.D21]" office:value-type="float" office:value="361156.056" calcext:value-type="float">
            <text:p>361156.056</text:p>
          </table:table-cell>
          <table:table-cell table:style-name="ce4" table:formula="of:=[$'raw-values'.E21]" office:value-type="float" office:value="528566.009" calcext:value-type="float">
            <text:p>528566.009</text:p>
          </table:table-cell>
          <table:table-cell table:style-name="ce4" table:formula="of:=[$'raw-values'.F21]" office:value-type="float" office:value="400279.697" calcext:value-type="float">
            <text:p>400279.697</text:p>
          </table:table-cell>
          <table:table-cell table:formula="of:=[$'raw-values'.G21]" office:value-type="float" office:value="62.3" calcext:value-type="float">
            <text:p>62.3</text:p>
          </table:table-cell>
          <table:table-cell table:formula="of:=[$'raw-values'.H21]" office:value-type="float" office:value="91.18" calcext:value-type="float">
            <text:p>91.18</text:p>
          </table:table-cell>
          <table:table-cell table:formula="of:=[$'raw-values'.I21]" office:value-type="float" office:value="69.05" calcext:value-type="float">
            <text:p>69.05</text:p>
          </table:table-cell>
          <table:table-cell table:number-columns-repeated="1015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3">00/00/0000</text:date>, <text:time style:data-style-name="N2" text:time-value="13:53:08.9224509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7T07:38:30.119841970</meta:creation-date>
    <meta:editing-duration>PT21M1S</meta:editing-duration>
    <meta:editing-cycles>6</meta:editing-cycles>
    <meta:generator>LibreOffice/6.4.7.2$Linux_X86_64 LibreOffice_project/40$Build-2</meta:generator>
    <dc:date>2024-05-23T14:03:30.379909617</dc:date>
    <meta:document-statistic meta:table-count="4" meta:cell-count="369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81d41a" draw:fill-color="#81d41a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bf00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000" draw:fill-color="#ff4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737cm" svg:height="13.413cm" xlink:href=".." xlink:type="simple" chart:class="chart:line" chart:style-name="ch1">
        <chart:title svg:x="1.329cm" svg:y="0.404cm" chart:style-name="ch2">
          <text:p>G1GC, GC pause times, Mitigation Prototypes Pause times to unmitigated (lower is better)</text:p>
        </chart:title>
        <chart:legend chart:legend-position="end" svg:x="15.841cm" svg:y="2.791cm" style:legend-expansion="custom" chartooo:width="4.571cm" chartooo:height="4.392cm" style:legend-expansion-aspect-ratio="1.04075591985428" chart:style-name="ch3"/>
        <chart:plot-area chart:style-name="ch4" table:cell-range-address="G1GC.B2:G1GC.B7 G1GC.G1:G1GC.I7" chart:data-source-has-labels="both" svg:x="0.484cm" svg:y="1.246cm" svg:width="15.436cm" svg:height="11.498cm">
          <chartooo:coordinate-region svg:x="1.291cm" svg:y="1.445cm" svg:width="14.164cm" svg:height="10.652cm"/>
          <chart:axis chart:dimension="x" chart:name="primary-x" chart:style-name="ch5" chartooo:axis-type="auto">
            <chartooo:date-scale/>
            <chart:title svg:x="6.769cm" svg:y="12.853cm" chart:style-name="ch6">
              <text:p>Number of Classes</text:p>
            </chart:title>
            <chart:categories table:cell-range-address="G1GC.B2:G1GC.B7"/>
          </chart:axis>
          <chart:axis chart:dimension="y" chart:name="primary-y" chart:style-name="ch5">
            <chart:title svg:x="0cm" svg:y="7.608cm" chart:style-name="ch7">
              <text:p>Percent</text:p>
            </chart:title>
            <chart:grid chart:style-name="ch8" chart:class="major"/>
          </chart:axis>
          <chart:series chart:style-name="ch9" chart:values-cell-range-address="G1GC.G2:G1GC.G7" chart:label-cell-address="G1GC.G1:G1GC.G1" chart:class="chart:line">
            <chart:data-point chart:repeated="6"/>
          </chart:series>
          <chart:series chart:style-name="ch10" chart:values-cell-range-address="G1GC.H2:G1GC.H7" chart:label-cell-address="G1GC.H1:G1GC.H1" chart:class="chart:line">
            <chart:data-point chart:repeated="6"/>
          </chart:series>
          <chart:series chart:style-name="ch11" chart:values-cell-range-address="G1GC.I2:G1GC.I7" chart:label-cell-address="G1GC.I1:G1GC.I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6-bit to 22-bit</text:p>
                <draw:g>
                  <svg:desc>G1GC.G1:G1GC.G1</svg:desc>
                </draw:g>
              </table:table-cell>
              <table:table-cell office:value-type="string">
                <text:p>22-bit-KlassTable to 22-bit</text:p>
                <draw:g>
                  <svg:desc>G1GC.H1:G1GC.H1</svg:desc>
                </draw:g>
              </table:table-cell>
              <table:table-cell office:value-type="string">
                <text:p>22-bit-uneven-align to 22-bit</text:p>
                <draw:g>
                  <svg:desc>G1GC.I1:G1GC.I1</svg:desc>
                </draw:g>
              </table:table-cell>
            </table:table-row>
          </table:table-header-rows>
          <table:table-rows>
            <table:table-row>
              <table:table-cell office:value-type="float" office:value="512">
                <text:p>512</text:p>
                <draw:g>
                  <svg:desc>G1GC.B2:G1GC.B7</svg:desc>
                </draw:g>
              </table:table-cell>
              <table:table-cell office:value-type="float" office:value="88.83">
                <text:p>88.83</text:p>
                <draw:g>
                  <svg:desc>G1GC.G2:G1GC.G7</svg:desc>
                </draw:g>
              </table:table-cell>
              <table:table-cell office:value-type="float" office:value="86.68">
                <text:p>86.68</text:p>
                <draw:g>
                  <svg:desc>G1GC.H2:G1GC.H7</svg:desc>
                </draw:g>
              </table:table-cell>
              <table:table-cell office:value-type="float" office:value="91.09">
                <text:p>91.09</text:p>
                <draw:g>
                  <svg:desc>G1GC.I2:G1GC.I7</svg:desc>
                </draw:g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73.09">
                <text:p>73.09</text:p>
              </table:table-cell>
              <table:table-cell office:value-type="float" office:value="75.44">
                <text:p>75.44</text:p>
              </table:table-cell>
              <table:table-cell office:value-type="float" office:value="74.32">
                <text:p>74.32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78.36">
                <text:p>78.36</text:p>
              </table:table-cell>
              <table:table-cell office:value-type="float" office:value="83.46">
                <text:p>83.46</text:p>
              </table:table-cell>
              <table:table-cell office:value-type="float" office:value="75.54">
                <text:p>75.54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84.03">
                <text:p>84.03</text:p>
              </table:table-cell>
              <table:table-cell office:value-type="float" office:value="90.43">
                <text:p>90.43</text:p>
              </table:table-cell>
              <table:table-cell office:value-type="float" office:value="83.54">
                <text:p>83.54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89.24">
                <text:p>89.24</text:p>
              </table:table-cell>
              <table:table-cell office:value-type="float" office:value="103.81">
                <text:p>103.81</text:p>
              </table:table-cell>
              <table:table-cell office:value-type="float" office:value="92.64">
                <text:p>92.64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70.59">
                <text:p>70.59</text:p>
              </table:table-cell>
              <table:table-cell office:value-type="float" office:value="94.66">
                <text:p>94.66</text:p>
              </table:table-cell>
              <table:table-cell office:value-type="float" office:value="78.86">
                <text:p>78.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81d41a" draw:fill-color="#81d41a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bf00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000" draw:fill-color="#ff4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737cm" svg:height="13.413cm" xlink:href=".." xlink:type="simple" chart:class="chart:line" chart:style-name="ch1">
        <chart:title svg:x="0.879cm" svg:y="0.404cm" chart:style-name="ch2">
          <text:p>ParallelGC, GC pause times, Mitigation Prototypes Pause times to unmitigated (lower is better)</text:p>
        </chart:title>
        <chart:legend chart:legend-position="end" svg:x="15.841cm" svg:y="2.791cm" style:legend-expansion="custom" chartooo:width="4.571cm" chartooo:height="4.392cm" style:legend-expansion-aspect-ratio="1.04075591985428" chart:style-name="ch3"/>
        <chart:plot-area chart:style-name="ch4" table:cell-range-address="ParallelGC.B2:ParallelGC.B7 ParallelGC.G1:ParallelGC.I7" chart:data-source-has-labels="both" svg:x="0.484cm" svg:y="1.246cm" svg:width="15.436cm" svg:height="11.498cm">
          <chartooo:coordinate-region svg:x="1.291cm" svg:y="1.445cm" svg:width="14.164cm" svg:height="10.652cm"/>
          <chart:axis chart:dimension="x" chart:name="primary-x" chart:style-name="ch5" chartooo:axis-type="auto">
            <chartooo:date-scale/>
            <chart:title svg:x="6.769cm" svg:y="12.853cm" chart:style-name="ch6">
              <text:p>Number of Classes</text:p>
            </chart:title>
            <chart:categories table:cell-range-address="ParallelGC.B2:ParallelGC.B7"/>
          </chart:axis>
          <chart:axis chart:dimension="y" chart:name="primary-y" chart:style-name="ch5">
            <chart:title svg:x="0cm" svg:y="7.608cm" chart:style-name="ch7">
              <text:p>Percent</text:p>
            </chart:title>
            <chart:grid chart:style-name="ch8" chart:class="major"/>
          </chart:axis>
          <chart:series chart:style-name="ch9" chart:values-cell-range-address="ParallelGC.G2:ParallelGC.G7" chart:label-cell-address="ParallelGC.G1:ParallelGC.G1" chart:class="chart:line">
            <chart:data-point chart:repeated="6"/>
          </chart:series>
          <chart:series chart:style-name="ch10" chart:values-cell-range-address="ParallelGC.H2:ParallelGC.H7" chart:label-cell-address="ParallelGC.H1:ParallelGC.H1" chart:class="chart:line">
            <chart:data-point chart:repeated="6"/>
          </chart:series>
          <chart:series chart:style-name="ch11" chart:values-cell-range-address="ParallelGC.I2:ParallelGC.I7" chart:label-cell-address="ParallelGC.I1:ParallelGC.I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6-bit to 22-bit</text:p>
                <draw:g>
                  <svg:desc>ParallelGC.G1:ParallelGC.G1</svg:desc>
                </draw:g>
              </table:table-cell>
              <table:table-cell office:value-type="string">
                <text:p>22-bit-KlassTable to 22-bit</text:p>
                <draw:g>
                  <svg:desc>ParallelGC.H1:ParallelGC.H1</svg:desc>
                </draw:g>
              </table:table-cell>
              <table:table-cell office:value-type="string">
                <text:p>22-bit-uneven-align to 22-bit</text:p>
                <draw:g>
                  <svg:desc>ParallelGC.I1:ParallelGC.I1</svg:desc>
                </draw:g>
              </table:table-cell>
            </table:table-row>
          </table:table-header-rows>
          <table:table-rows>
            <table:table-row>
              <table:table-cell office:value-type="float" office:value="512">
                <text:p>512</text:p>
                <draw:g>
                  <svg:desc>ParallelGC.B2:ParallelGC.B7</svg:desc>
                </draw:g>
              </table:table-cell>
              <table:table-cell office:value-type="float" office:value="95.24">
                <text:p>95.24</text:p>
                <draw:g>
                  <svg:desc>ParallelGC.G2:ParallelGC.G7</svg:desc>
                </draw:g>
              </table:table-cell>
              <table:table-cell office:value-type="float" office:value="91.48">
                <text:p>91.48</text:p>
                <draw:g>
                  <svg:desc>ParallelGC.H2:ParallelGC.H7</svg:desc>
                </draw:g>
              </table:table-cell>
              <table:table-cell office:value-type="float" office:value="94.54">
                <text:p>94.54</text:p>
                <draw:g>
                  <svg:desc>ParallelGC.I2:ParallelGC.I7</svg:desc>
                </draw:g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91.12">
                <text:p>91.12</text:p>
              </table:table-cell>
              <table:table-cell office:value-type="float" office:value="88.81">
                <text:p>88.81</text:p>
              </table:table-cell>
              <table:table-cell office:value-type="float" office:value="90.96">
                <text:p>90.96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89.78">
                <text:p>89.78</text:p>
              </table:table-cell>
              <table:table-cell office:value-type="float" office:value="93.2">
                <text:p>93.2</text:p>
              </table:table-cell>
              <table:table-cell office:value-type="float" office:value="92.93">
                <text:p>92.93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96.94">
                <text:p>96.94</text:p>
              </table:table-cell>
              <table:table-cell office:value-type="float" office:value="95.63">
                <text:p>95.63</text:p>
              </table:table-cell>
              <table:table-cell office:value-type="float" office:value="96.61">
                <text:p>96.61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98.51">
                <text:p>98.51</text:p>
              </table:table-cell>
              <table:table-cell office:value-type="float" office:value="98.77">
                <text:p>98.77</text:p>
              </table:table-cell>
              <table:table-cell office:value-type="float" office:value="98.87">
                <text:p>98.87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86.37">
                <text:p>86.37</text:p>
              </table:table-cell>
              <table:table-cell office:value-type="float" office:value="94.67">
                <text:p>94.67</text:p>
              </table:table-cell>
              <table:table-cell office:value-type="float" office:value="88.79">
                <text:p>88.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1d41a" draw:fill-color="#81d41a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bf00" draw:fill-color="#ffbf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000" draw:fill-color="#ff4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27cm" svg:height="13.233cm" xlink:href=".." xlink:type="simple" chart:class="chart:line" chart:style-name="ch1">
        <chart:title svg:x="6.151cm" svg:y="0.4cm" chart:style-name="ch2">
          <text:p>ParallelGC, GC pause times, absolut (lower is better)</text:p>
        </chart:title>
        <chart:legend chart:legend-position="end" svg:x="18.799cm" svg:y="5.57cm" style:legend-expansion="high" chart:style-name="ch3"/>
        <chart:plot-area chart:style-name="ch4" table:cell-range-address="ParallelGC.B1:ParallelGC.F7" chart:data-source-has-labels="both" svg:x="1.471cm" svg:y="1.443cm" svg:width="16.868cm" svg:height="10.545cm">
          <chartooo:coordinate-region svg:x="2.648cm" svg:y="1.642cm" svg:width="15.042cm" svg:height="9.699cm"/>
          <chart:axis chart:dimension="x" chart:name="primary-x" chart:style-name="ch5" chartooo:axis-type="auto">
            <chartooo:date-scale/>
            <chart:title svg:x="8.472cm" svg:y="12.252cm" chart:style-name="ch6">
              <text:p>Number of Classes</text:p>
            </chart:title>
            <chart:categories table:cell-range-address="ParallelGC.B2:ParallelGC.B7"/>
          </chart:axis>
          <chart:axis chart:dimension="y" chart:name="primary-y" chart:style-name="ch5">
            <chart:title svg:x="0.451cm" svg:y="9.167cm" chart:style-name="ch7">
              <text:p>Milliseconds (Sum, 100 Full GCs)</text:p>
            </chart:title>
            <chart:grid chart:style-name="ch8" chart:class="major"/>
          </chart:axis>
          <chart:series chart:style-name="ch9" chart:values-cell-range-address="ParallelGC.C2:ParallelGC.C7" chart:label-cell-address="ParallelGC.C1:ParallelGC.C1" chart:class="chart:line">
            <chart:data-point chart:repeated="6"/>
          </chart:series>
          <chart:series chart:style-name="ch10" chart:values-cell-range-address="ParallelGC.D2:ParallelGC.D7" chart:label-cell-address="ParallelGC.D1:ParallelGC.D1" chart:class="chart:line">
            <chart:data-point chart:repeated="6"/>
          </chart:series>
          <chart:series chart:style-name="ch11" chart:values-cell-range-address="ParallelGC.E2:ParallelGC.E7" chart:label-cell-address="ParallelGC.E1:ParallelGC.E1" chart:class="chart:line">
            <chart:data-point chart:repeated="6"/>
          </chart:series>
          <chart:series chart:style-name="ch12" chart:values-cell-range-address="ParallelGC.F2:ParallelGC.F7" chart:label-cell-address="ParallelGC.F1:ParallelGC.F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2-bit-flat</text:p>
                <draw:g>
                  <svg:desc>ParallelGC.C1:ParallelGC.C1</svg:desc>
                </draw:g>
              </table:table-cell>
              <table:table-cell office:value-type="string">
                <text:p>26-bit</text:p>
                <draw:g>
                  <svg:desc>ParallelGC.D1:ParallelGC.D1</svg:desc>
                </draw:g>
              </table:table-cell>
              <table:table-cell office:value-type="string">
                <text:p>22-bit-Klasstable</text:p>
                <draw:g>
                  <svg:desc>ParallelGC.E1:ParallelGC.E1</svg:desc>
                </draw:g>
              </table:table-cell>
              <table:table-cell office:value-type="string">
                <text:p>22-bit-uneven-align</text:p>
                <draw:g>
                  <svg:desc>ParallelGC.F1:ParallelGC.F1</svg:desc>
                </draw:g>
              </table:table-cell>
            </table:table-row>
          </table:table-header-rows>
          <table:table-rows>
            <table:table-row>
              <table:table-cell office:value-type="float" office:value="512">
                <text:p>512</text:p>
                <draw:g>
                  <svg:desc>ParallelGC.B2:ParallelGC.B7</svg:desc>
                </draw:g>
              </table:table-cell>
              <table:table-cell office:value-type="float" office:value="74064.939">
                <text:p>74064.939</text:p>
                <draw:g>
                  <svg:desc>ParallelGC.C2:ParallelGC.C7</svg:desc>
                </draw:g>
              </table:table-cell>
              <table:table-cell office:value-type="float" office:value="70542.251">
                <text:p>70542.251</text:p>
                <draw:g>
                  <svg:desc>ParallelGC.D2:ParallelGC.D7</svg:desc>
                </draw:g>
              </table:table-cell>
              <table:table-cell office:value-type="float" office:value="67758.229">
                <text:p>67758.229</text:p>
                <draw:g>
                  <svg:desc>ParallelGC.E2:ParallelGC.E7</svg:desc>
                </draw:g>
              </table:table-cell>
              <table:table-cell office:value-type="float" office:value="70019.948">
                <text:p>70019.948</text:p>
                <draw:g>
                  <svg:desc>ParallelGC.F2:ParallelGC.F7</svg:desc>
                </draw:g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79292.105">
                <text:p>79292.105</text:p>
              </table:table-cell>
              <table:table-cell office:value-type="float" office:value="72247.997">
                <text:p>72247.997</text:p>
              </table:table-cell>
              <table:table-cell office:value-type="float" office:value="70416.071">
                <text:p>70416.071</text:p>
              </table:table-cell>
              <table:table-cell office:value-type="float" office:value="72124.985">
                <text:p>72124.985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84509.822">
                <text:p>84509.822</text:p>
              </table:table-cell>
              <table:table-cell office:value-type="float" office:value="75873.374">
                <text:p>75873.374</text:p>
              </table:table-cell>
              <table:table-cell office:value-type="float" office:value="78765.036">
                <text:p>78765.036</text:p>
              </table:table-cell>
              <table:table-cell office:value-type="float" office:value="78531.498">
                <text:p>78531.498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100344.944">
                <text:p>100344.944</text:p>
              </table:table-cell>
              <table:table-cell office:value-type="float" office:value="97273.87">
                <text:p>97273.87</text:p>
              </table:table-cell>
              <table:table-cell office:value-type="float" office:value="95960.716">
                <text:p>95960.716</text:p>
              </table:table-cell>
              <table:table-cell office:value-type="float" office:value="96941.899">
                <text:p>96941.899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91390.748">
                <text:p>91390.748</text:p>
              </table:table-cell>
              <table:table-cell office:value-type="float" office:value="90030.719">
                <text:p>90030.719</text:p>
              </table:table-cell>
              <table:table-cell office:value-type="float" office:value="90268.744">
                <text:p>90268.744</text:p>
              </table:table-cell>
              <table:table-cell office:value-type="float" office:value="90358.76">
                <text:p>90358.76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76037.342">
                <text:p>76037.342</text:p>
              </table:table-cell>
              <table:table-cell office:value-type="float" office:value="65672.584">
                <text:p>65672.584</text:p>
              </table:table-cell>
              <table:table-cell office:value-type="float" office:value="71982.781">
                <text:p>71982.781</text:p>
              </table:table-cell>
              <table:table-cell office:value-type="float" office:value="67513.834">
                <text:p>67513.83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81d41a" draw:fill-color="#81d41a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bf00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000" draw:fill-color="#ff4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737cm" svg:height="13.413cm" xlink:href=".." xlink:type="simple" chart:class="chart:line" chart:style-name="ch1">
        <chart:title svg:x="1.051cm" svg:y="0.404cm" chart:style-name="ch2">
          <text:p>SerialGC, GC pause times, Mitigation Prototypes Pause times to unmitigated (lower is better)</text:p>
        </chart:title>
        <chart:legend chart:legend-position="end" svg:x="15.841cm" svg:y="2.791cm" style:legend-expansion="custom" chartooo:width="4.571cm" chartooo:height="4.392cm" style:legend-expansion-aspect-ratio="1.04075591985428" chart:style-name="ch3"/>
        <chart:plot-area chart:style-name="ch4" table:cell-range-address="SerialGC.B2:SerialGC.B7 SerialGC.G1:SerialGC.I7" chart:data-source-has-labels="both" svg:x="0.484cm" svg:y="1.246cm" svg:width="15.436cm" svg:height="11.498cm">
          <chartooo:coordinate-region svg:x="1.291cm" svg:y="1.445cm" svg:width="14.164cm" svg:height="10.652cm"/>
          <chart:axis chart:dimension="x" chart:name="primary-x" chart:style-name="ch5" chartooo:axis-type="auto">
            <chartooo:date-scale/>
            <chart:title svg:x="6.769cm" svg:y="12.853cm" chart:style-name="ch6">
              <text:p>Number of Classes</text:p>
            </chart:title>
            <chart:categories table:cell-range-address="SerialGC.B2:SerialGC.B7"/>
          </chart:axis>
          <chart:axis chart:dimension="y" chart:name="primary-y" chart:style-name="ch5">
            <chart:title svg:x="0cm" svg:y="7.608cm" chart:style-name="ch7">
              <text:p>Percent</text:p>
            </chart:title>
            <chart:grid chart:style-name="ch8" chart:class="major"/>
          </chart:axis>
          <chart:series chart:style-name="ch9" chart:values-cell-range-address="SerialGC.G2:SerialGC.G7" chart:label-cell-address="SerialGC.G1:SerialGC.G1" chart:class="chart:line">
            <chart:data-point chart:repeated="6"/>
          </chart:series>
          <chart:series chart:style-name="ch10" chart:values-cell-range-address="SerialGC.H2:SerialGC.H7" chart:label-cell-address="SerialGC.H1:SerialGC.H1" chart:class="chart:line">
            <chart:data-point chart:repeated="6"/>
          </chart:series>
          <chart:series chart:style-name="ch11" chart:values-cell-range-address="SerialGC.I2:SerialGC.I7" chart:label-cell-address="SerialGC.I1:SerialGC.I1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6-bit to 22-bit</text:p>
                <draw:g>
                  <svg:desc>SerialGC.G1:SerialGC.G1</svg:desc>
                </draw:g>
              </table:table-cell>
              <table:table-cell office:value-type="string">
                <text:p>22-bit-KlassTable to 22-bit</text:p>
                <draw:g>
                  <svg:desc>SerialGC.H1:SerialGC.H1</svg:desc>
                </draw:g>
              </table:table-cell>
              <table:table-cell office:value-type="string">
                <text:p>22-bit-uneven-align to 22-bit</text:p>
                <draw:g>
                  <svg:desc>SerialGC.I1:SerialGC.I1</svg:desc>
                </draw:g>
              </table:table-cell>
            </table:table-row>
          </table:table-header-rows>
          <table:table-rows>
            <table:table-row>
              <table:table-cell office:value-type="float" office:value="512">
                <text:p>512</text:p>
                <draw:g>
                  <svg:desc>SerialGC.B2:SerialGC.B7</svg:desc>
                </draw:g>
              </table:table-cell>
              <table:table-cell office:value-type="float" office:value="90.54">
                <text:p>90.54</text:p>
                <draw:g>
                  <svg:desc>SerialGC.G2:SerialGC.G7</svg:desc>
                </draw:g>
              </table:table-cell>
              <table:table-cell office:value-type="float" office:value="100.98">
                <text:p>100.98</text:p>
                <draw:g>
                  <svg:desc>SerialGC.H2:SerialGC.H7</svg:desc>
                </draw:g>
              </table:table-cell>
              <table:table-cell office:value-type="float" office:value="94.01">
                <text:p>94.01</text:p>
                <draw:g>
                  <svg:desc>SerialGC.I2:SerialGC.I7</svg:desc>
                </draw:g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70.2">
                <text:p>70.2</text:p>
              </table:table-cell>
              <table:table-cell office:value-type="float" office:value="79.02">
                <text:p>79.02</text:p>
              </table:table-cell>
              <table:table-cell office:value-type="float" office:value="74.59">
                <text:p>74.59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81.09">
                <text:p>81.09</text:p>
              </table:table-cell>
              <table:table-cell office:value-type="float" office:value="89.74">
                <text:p>89.74</text:p>
              </table:table-cell>
              <table:table-cell office:value-type="float" office:value="71.53">
                <text:p>71.53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89.07">
                <text:p>89.07</text:p>
              </table:table-cell>
              <table:table-cell office:value-type="float" office:value="108.1">
                <text:p>108.1</text:p>
              </table:table-cell>
              <table:table-cell office:value-type="float" office:value="91.11">
                <text:p>91.11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85.6">
                <text:p>85.6</text:p>
              </table:table-cell>
              <table:table-cell office:value-type="float" office:value="107.26">
                <text:p>107.26</text:p>
              </table:table-cell>
              <table:table-cell office:value-type="float" office:value="88.74">
                <text:p>88.74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62.3">
                <text:p>62.3</text:p>
              </table:table-cell>
              <table:table-cell office:value-type="float" office:value="91.18">
                <text:p>91.18</text:p>
              </table:table-cell>
              <table:table-cell office:value-type="float" office:value="69.05">
                <text:p>69.0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1d41a" draw:fill-color="#81d41a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bf00" draw:fill-color="#ffbf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000" draw:fill-color="#ff4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27cm" svg:height="13.233cm" xlink:href=".." xlink:type="simple" chart:class="chart:line" chart:style-name="ch1">
        <chart:title svg:x="6.323cm" svg:y="0.4cm" chart:style-name="ch2">
          <text:p>SerialGC, GC pause times, absolut (lower is better)</text:p>
        </chart:title>
        <chart:legend chart:legend-position="end" svg:x="18.799cm" svg:y="5.57cm" style:legend-expansion="high" chart:style-name="ch3"/>
        <chart:plot-area chart:style-name="ch4" table:cell-range-address="SerialGC.B1:SerialGC.F7" chart:data-source-has-labels="both" svg:x="1.471cm" svg:y="1.443cm" svg:width="16.868cm" svg:height="10.545cm">
          <chartooo:coordinate-region svg:x="2.833cm" svg:y="1.642cm" svg:width="15.042cm" svg:height="9.699cm"/>
          <chart:axis chart:dimension="x" chart:name="primary-x" chart:style-name="ch5" chartooo:axis-type="auto">
            <chartooo:date-scale/>
            <chart:title svg:x="8.472cm" svg:y="12.252cm" chart:style-name="ch6">
              <text:p>Number of Classes</text:p>
            </chart:title>
            <chart:categories table:cell-range-address="SerialGC.B2:SerialGC.B7"/>
          </chart:axis>
          <chart:axis chart:dimension="y" chart:name="primary-y" chart:style-name="ch5">
            <chart:title svg:x="0.451cm" svg:y="9.167cm" chart:style-name="ch7">
              <text:p>Milliseconds (Sum, 100 Full GCs)</text:p>
            </chart:title>
            <chart:grid chart:style-name="ch8" chart:class="major"/>
          </chart:axis>
          <chart:series chart:style-name="ch9" chart:values-cell-range-address="SerialGC.C2:SerialGC.C7" chart:label-cell-address="SerialGC.C1:SerialGC.C1" chart:class="chart:line">
            <chart:data-point chart:repeated="6"/>
          </chart:series>
          <chart:series chart:style-name="ch10" chart:values-cell-range-address="SerialGC.D2:SerialGC.D7" chart:label-cell-address="SerialGC.D1:SerialGC.D1" chart:class="chart:line">
            <chart:data-point chart:repeated="6"/>
          </chart:series>
          <chart:series chart:style-name="ch11" chart:values-cell-range-address="SerialGC.E2:SerialGC.E7" chart:label-cell-address="SerialGC.E1:SerialGC.E1" chart:class="chart:line">
            <chart:data-point chart:repeated="6"/>
          </chart:series>
          <chart:series chart:style-name="ch12" chart:values-cell-range-address="SerialGC.F2:SerialGC.F7" chart:label-cell-address="SerialGC.F1:SerialGC.F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2-bit-flat</text:p>
                <draw:g>
                  <svg:desc>SerialGC.C1:SerialGC.C1</svg:desc>
                </draw:g>
              </table:table-cell>
              <table:table-cell office:value-type="string">
                <text:p>26-bit</text:p>
                <draw:g>
                  <svg:desc>SerialGC.D1:SerialGC.D1</svg:desc>
                </draw:g>
              </table:table-cell>
              <table:table-cell office:value-type="string">
                <text:p>22-bit-Klasstable</text:p>
                <draw:g>
                  <svg:desc>SerialGC.E1:SerialGC.E1</svg:desc>
                </draw:g>
              </table:table-cell>
              <table:table-cell office:value-type="string">
                <text:p>22-bit-uneven-align</text:p>
                <draw:g>
                  <svg:desc>SerialGC.F1:SerialGC.F1</svg:desc>
                </draw:g>
              </table:table-cell>
            </table:table-row>
          </table:table-header-rows>
          <table:table-rows>
            <table:table-row>
              <table:table-cell office:value-type="float" office:value="512">
                <text:p>512</text:p>
                <draw:g>
                  <svg:desc>SerialGC.B2:SerialGC.B7</svg:desc>
                </draw:g>
              </table:table-cell>
              <table:table-cell office:value-type="float" office:value="217390.588">
                <text:p>217390.588</text:p>
                <draw:g>
                  <svg:desc>SerialGC.C2:SerialGC.C7</svg:desc>
                </draw:g>
              </table:table-cell>
              <table:table-cell office:value-type="float" office:value="196823.74">
                <text:p>196823.74</text:p>
                <draw:g>
                  <svg:desc>SerialGC.D2:SerialGC.D7</svg:desc>
                </draw:g>
              </table:table-cell>
              <table:table-cell office:value-type="float" office:value="219525.767">
                <text:p>219525.767</text:p>
                <draw:g>
                  <svg:desc>SerialGC.E2:SerialGC.E7</svg:desc>
                </draw:g>
              </table:table-cell>
              <table:table-cell office:value-type="float" office:value="204376.167">
                <text:p>204376.167</text:p>
                <draw:g>
                  <svg:desc>SerialGC.F2:SerialGC.F7</svg:desc>
                </draw:g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299807.218">
                <text:p>299807.218</text:p>
              </table:table-cell>
              <table:table-cell office:value-type="float" office:value="210463.354">
                <text:p>210463.354</text:p>
              </table:table-cell>
              <table:table-cell office:value-type="float" office:value="236903.682">
                <text:p>236903.682</text:p>
              </table:table-cell>
              <table:table-cell office:value-type="float" office:value="223621.19">
                <text:p>223621.19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340434.414">
                <text:p>340434.414</text:p>
              </table:table-cell>
              <table:table-cell office:value-type="float" office:value="276074.307">
                <text:p>276074.307</text:p>
              </table:table-cell>
              <table:table-cell office:value-type="float" office:value="305505.567">
                <text:p>305505.567</text:p>
              </table:table-cell>
              <table:table-cell office:value-type="float" office:value="243525.715">
                <text:p>243525.715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319871.332">
                <text:p>319871.332</text:p>
              </table:table-cell>
              <table:table-cell office:value-type="float" office:value="284919.832">
                <text:p>284919.832</text:p>
              </table:table-cell>
              <table:table-cell office:value-type="float" office:value="345784.728">
                <text:p>345784.728</text:p>
              </table:table-cell>
              <table:table-cell office:value-type="float" office:value="291421.01">
                <text:p>291421.01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374921.748">
                <text:p>374921.748</text:p>
              </table:table-cell>
              <table:table-cell office:value-type="float" office:value="320935.931">
                <text:p>320935.931</text:p>
              </table:table-cell>
              <table:table-cell office:value-type="float" office:value="402129.573">
                <text:p>402129.573</text:p>
              </table:table-cell>
              <table:table-cell office:value-type="float" office:value="332720.037">
                <text:p>332720.037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579707.513">
                <text:p>579707.513</text:p>
              </table:table-cell>
              <table:table-cell office:value-type="float" office:value="361156.056">
                <text:p>361156.056</text:p>
              </table:table-cell>
              <table:table-cell office:value-type="float" office:value="528566.009">
                <text:p>528566.009</text:p>
              </table:table-cell>
              <table:table-cell office:value-type="float" office:value="400279.697">
                <text:p>400279.69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81d41a" draw:fill-color="#81d41a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bf00" draw:fill-color="#ffbf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000" draw:fill-color="#ff4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27cm" svg:height="13.233cm" xlink:href=".." xlink:type="simple" chart:class="chart:line" chart:style-name="ch1">
        <chart:title svg:x="6.601cm" svg:y="0.4cm" chart:style-name="ch2">
          <text:p>G1GC, GC pause times, absolut (lower is better)</text:p>
        </chart:title>
        <chart:legend chart:legend-position="end" svg:x="18.799cm" svg:y="5.57cm" style:legend-expansion="high" chart:style-name="ch3"/>
        <chart:plot-area chart:style-name="ch4" table:cell-range-address="G1GC.B1:G1GC.F7" chart:data-source-has-labels="both" svg:x="1.471cm" svg:y="1.443cm" svg:width="16.868cm" svg:height="10.545cm">
          <chartooo:coordinate-region svg:x="2.648cm" svg:y="1.642cm" svg:width="15.042cm" svg:height="9.699cm"/>
          <chart:axis chart:dimension="x" chart:name="primary-x" chart:style-name="ch5" chartooo:axis-type="auto">
            <chartooo:date-scale/>
            <chart:title svg:x="8.472cm" svg:y="12.252cm" chart:style-name="ch6">
              <text:p>Number of Classes</text:p>
            </chart:title>
            <chart:categories table:cell-range-address="G1GC.B2:G1GC.B7"/>
          </chart:axis>
          <chart:axis chart:dimension="y" chart:name="primary-y" chart:style-name="ch5">
            <chart:title svg:x="0.451cm" svg:y="9.167cm" chart:style-name="ch7">
              <text:p>Milliseconds (Sum, 100 Full GCs)</text:p>
            </chart:title>
            <chart:grid chart:style-name="ch8" chart:class="major"/>
          </chart:axis>
          <chart:series chart:style-name="ch9" chart:values-cell-range-address="G1GC.C2:G1GC.C7" chart:label-cell-address="G1GC.C1:G1GC.C1" chart:class="chart:line">
            <chart:data-point chart:repeated="6"/>
          </chart:series>
          <chart:series chart:style-name="ch10" chart:values-cell-range-address="G1GC.D2:G1GC.D7" chart:label-cell-address="G1GC.D1:G1GC.D1" chart:class="chart:line">
            <chart:data-point chart:repeated="6"/>
          </chart:series>
          <chart:series chart:style-name="ch11" chart:values-cell-range-address="G1GC.E2:G1GC.E7" chart:label-cell-address="G1GC.E1:G1GC.E1" chart:class="chart:line">
            <chart:data-point chart:repeated="6"/>
          </chart:series>
          <chart:series chart:style-name="ch12" chart:values-cell-range-address="G1GC.F2:G1GC.F7" chart:label-cell-address="G1GC.F1:G1GC.F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2-bit-flat</text:p>
                <draw:g>
                  <svg:desc>G1GC.C1:G1GC.C1</svg:desc>
                </draw:g>
              </table:table-cell>
              <table:table-cell office:value-type="string">
                <text:p>26-bit</text:p>
                <draw:g>
                  <svg:desc>G1GC.D1:G1GC.D1</svg:desc>
                </draw:g>
              </table:table-cell>
              <table:table-cell office:value-type="string">
                <text:p>22-bit-Klasstable</text:p>
                <draw:g>
                  <svg:desc>G1GC.E1:G1GC.E1</svg:desc>
                </draw:g>
              </table:table-cell>
              <table:table-cell office:value-type="string">
                <text:p>22-bit-uneven-align</text:p>
                <draw:g>
                  <svg:desc>G1GC.F1:G1GC.F1</svg:desc>
                </draw:g>
              </table:table-cell>
            </table:table-row>
          </table:table-header-rows>
          <table:table-rows>
            <table:table-row>
              <table:table-cell office:value-type="float" office:value="512">
                <text:p>512</text:p>
                <draw:g>
                  <svg:desc>G1GC.B2:G1GC.B7</svg:desc>
                </draw:g>
              </table:table-cell>
              <table:table-cell office:value-type="float" office:value="37759.68">
                <text:p>37759.68</text:p>
                <draw:g>
                  <svg:desc>G1GC.C2:G1GC.C7</svg:desc>
                </draw:g>
              </table:table-cell>
              <table:table-cell office:value-type="float" office:value="33543.063">
                <text:p>33543.063</text:p>
                <draw:g>
                  <svg:desc>G1GC.D2:G1GC.D7</svg:desc>
                </draw:g>
              </table:table-cell>
              <table:table-cell office:value-type="float" office:value="32730.353">
                <text:p>32730.353</text:p>
                <draw:g>
                  <svg:desc>G1GC.E2:G1GC.E7</svg:desc>
                </draw:g>
              </table:table-cell>
              <table:table-cell office:value-type="float" office:value="34393.946">
                <text:p>34393.946</text:p>
                <draw:g>
                  <svg:desc>G1GC.F2:G1GC.F7</svg:desc>
                </draw:g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49300.141">
                <text:p>49300.141</text:p>
              </table:table-cell>
              <table:table-cell office:value-type="float" office:value="36032.046">
                <text:p>36032.046</text:p>
              </table:table-cell>
              <table:table-cell office:value-type="float" office:value="37191.1">
                <text:p>37191.1</text:p>
              </table:table-cell>
              <table:table-cell office:value-type="float" office:value="36639.937">
                <text:p>36639.937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54550.96">
                <text:p>54550.96</text:p>
              </table:table-cell>
              <table:table-cell office:value-type="float" office:value="42748.761">
                <text:p>42748.761</text:p>
              </table:table-cell>
              <table:table-cell office:value-type="float" office:value="45528.677">
                <text:p>45528.677</text:p>
              </table:table-cell>
              <table:table-cell office:value-type="float" office:value="41209.746">
                <text:p>41209.746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59684.789">
                <text:p>59684.789</text:p>
              </table:table-cell>
              <table:table-cell office:value-type="float" office:value="50151.833">
                <text:p>50151.833</text:p>
              </table:table-cell>
              <table:table-cell office:value-type="float" office:value="53975.162">
                <text:p>53975.162</text:p>
              </table:table-cell>
              <table:table-cell office:value-type="float" office:value="49861.255">
                <text:p>49861.255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62697.799">
                <text:p>62697.799</text:p>
              </table:table-cell>
              <table:table-cell office:value-type="float" office:value="55948.724">
                <text:p>55948.724</text:p>
              </table:table-cell>
              <table:table-cell office:value-type="float" office:value="65088.635">
                <text:p>65088.635</text:p>
              </table:table-cell>
              <table:table-cell office:value-type="float" office:value="58083.578">
                <text:p>58083.578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86827.051">
                <text:p>86827.051</text:p>
              </table:table-cell>
              <table:table-cell office:value-type="float" office:value="61288.54">
                <text:p>61288.54</text:p>
              </table:table-cell>
              <table:table-cell office:value-type="float" office:value="82189.051">
                <text:p>82189.051</text:p>
              </table:table-cell>
              <table:table-cell office:value-type="float" office:value="68467.882">
                <text:p>68467.88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